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castItem_3e_">
      <style:text-properties officeooo:rsid="00293258" officeooo:paragraph-rsid="00293258"/>
    </style:style>
    <style:style style:name="P2" style:family="paragraph" style:parent-style-name="_3c_l_3e_">
      <style:text-properties officeooo:paragraph-rsid="00293e39"/>
    </style:style>
    <style:style style:name="P3" style:family="paragraph" style:parent-style-name="_3c_l_3e_">
      <style:text-properties officeooo:paragraph-rsid="002a3d83"/>
    </style:style>
    <style:style style:name="P4" style:family="paragraph" style:parent-style-name="_3c_l_3e_">
      <style:text-properties officeooo:paragraph-rsid="002c1092"/>
    </style:style>
    <style:style style:name="P5" style:family="paragraph" style:parent-style-name="_3c_l_3e_">
      <style:text-properties officeooo:paragraph-rsid="002ddc30"/>
    </style:style>
    <style:style style:name="P6" style:family="paragraph" style:parent-style-name="_3c_l_3e_">
      <style:text-properties officeooo:paragraph-rsid="002eeef4"/>
    </style:style>
    <style:style style:name="P7" style:family="paragraph" style:parent-style-name="_3c_l_3e_">
      <style:text-properties officeooo:paragraph-rsid="0030abd7"/>
    </style:style>
    <style:style style:name="P8" style:family="paragraph" style:parent-style-name="_3c_l_3e_">
      <style:text-properties officeooo:paragraph-rsid="003246e6"/>
    </style:style>
    <style:style style:name="P9" style:family="paragraph" style:parent-style-name="_3c_l_3e_">
      <style:text-properties officeooo:paragraph-rsid="00324a59"/>
    </style:style>
    <style:style style:name="P10" style:family="paragraph" style:parent-style-name="_3c_l_3e_">
      <style:text-properties officeooo:paragraph-rsid="00335ca0"/>
    </style:style>
    <style:style style:name="P11" style:family="paragraph" style:parent-style-name="_3c_l_3e_">
      <style:text-properties officeooo:paragraph-rsid="00351ce5"/>
    </style:style>
    <style:style style:name="P12" style:family="paragraph" style:parent-style-name="_3c_label_3e_">
      <style:text-properties officeooo:paragraph-rsid="002c1092"/>
    </style:style>
    <style:style style:name="P13" style:family="paragraph" style:parent-style-name="_3c_label_3e_">
      <style:text-properties officeooo:paragraph-rsid="00324a59"/>
    </style:style>
    <style:style style:name="P14" style:family="paragraph" style:parent-style-name="_3c_label_3e_">
      <style:text-properties officeooo:paragraph-rsid="00351ce5"/>
    </style:style>
    <style:style style:name="P15" style:family="paragraph" style:parent-style-name="_3c_speaker_3e_">
      <style:text-properties officeooo:paragraph-rsid="00293e39"/>
    </style:style>
    <style:style style:name="P16" style:family="paragraph" style:parent-style-name="_3c_speaker_3e_">
      <style:text-properties officeooo:paragraph-rsid="002a3d83"/>
    </style:style>
    <style:style style:name="P17" style:family="paragraph" style:parent-style-name="_3c_speaker_3e_">
      <style:text-properties officeooo:paragraph-rsid="002c1092"/>
    </style:style>
    <style:style style:name="P18" style:family="paragraph" style:parent-style-name="_3c_speaker_3e_">
      <style:text-properties officeooo:paragraph-rsid="002ddc30"/>
    </style:style>
    <style:style style:name="P19" style:family="paragraph" style:parent-style-name="_3c_speaker_3e_">
      <style:text-properties officeooo:paragraph-rsid="002eeef4"/>
    </style:style>
    <style:style style:name="P20" style:family="paragraph" style:parent-style-name="_3c_speaker_3e_">
      <style:text-properties officeooo:paragraph-rsid="0030abd7"/>
    </style:style>
    <style:style style:name="P21" style:family="paragraph" style:parent-style-name="_3c_speaker_3e_">
      <style:text-properties officeooo:paragraph-rsid="003246e6"/>
    </style:style>
    <style:style style:name="P22" style:family="paragraph" style:parent-style-name="_3c_speaker_3e_">
      <style:text-properties officeooo:paragraph-rsid="00324a59"/>
    </style:style>
    <style:style style:name="P23" style:family="paragraph" style:parent-style-name="_3c_speaker_3e_">
      <style:text-properties officeooo:paragraph-rsid="00351ce5"/>
    </style:style>
    <style:style style:name="P24" style:family="paragraph" style:parent-style-name="_3c_stage_3e_">
      <style:text-properties officeooo:paragraph-rsid="002eeef4"/>
    </style:style>
    <style:style style:name="P25" style:family="paragraph" style:parent-style-name="_3c_stage_3e_">
      <style:text-properties officeooo:paragraph-rsid="00324a59"/>
    </style:style>
    <style:style style:name="P26" style:family="paragraph" style:parent-style-name="Standard">
      <style:text-properties officeooo:paragraph-rsid="002a3d83"/>
    </style:style>
    <style:style style:name="P27" style:family="paragraph" style:parent-style-name="Standard">
      <style:text-properties officeooo:paragraph-rsid="002c1092"/>
    </style:style>
    <style:style style:name="P28" style:family="paragraph" style:parent-style-name="Standard">
      <style:text-properties officeooo:paragraph-rsid="002ddc30"/>
    </style:style>
    <style:style style:name="P29" style:family="paragraph" style:parent-style-name="Standard">
      <style:text-properties officeooo:paragraph-rsid="003246e6"/>
    </style:style>
    <style:style style:name="P30" style:family="paragraph" style:parent-style-name="Standard">
      <style:text-properties officeooo:paragraph-rsid="00351ce5"/>
    </style:style>
    <style:style style:name="T1" style:family="text">
      <style:text-properties fo:font-style="normal" fo:font-weight="normal" officeooo:rsid="00293e39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a3d83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c109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ddc3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eeef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0abd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246e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4a59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51ce5" style:font-style-asian="normal" style:font-weight-asian="normal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51ce5" style:font-style-asian="italic" style:font-style-complex="italic"/>
    </style:style>
    <style:style style:name="T12" style:family="text">
      <style:text-properties fo:font-style="italic" officeooo:rsid="00324a59"/>
    </style:style>
    <style:style style:name="T13" style:family="text">
      <style:text-properties officeooo:rsid="00293258"/>
    </style:style>
    <style:style style:name="T14" style:family="text">
      <style:text-properties fo:font-variant="small-caps" officeooo:rsid="00293258"/>
    </style:style>
    <style:style style:name="T15" style:family="text">
      <style:text-properties fo:font-variant="small-caps" fo:font-style="normal" fo:font-weight="normal" officeooo:rsid="003246e6" style:font-style-asian="normal" style:font-weight-asian="normal" style:font-style-complex="normal" style:font-weight-complex="normal"/>
    </style:style>
    <style:style style:name="T16" style:family="text">
      <style:text-properties fo:font-variant="small-caps" fo:font-style="normal" fo:font-weight="normal" officeooo:rsid="00324a59" style:font-style-asian="normal" style:font-weight-asian="normal" style:font-style-complex="normal" style:font-weight-complex="normal"/>
    </style:style>
    <style:style style:name="T17" style:family="text">
      <style:text-properties fo:font-variant="small-caps" fo:font-style="normal" fo:font-weight="normal" officeooo:rsid="00351ce5" style:font-style-asian="normal" style:font-weight-asian="normal" style:font-style-complex="normal" style:font-weight-complex="normal"/>
    </style:style>
    <style:style style:name="T18" style:family="text">
      <style:text-properties officeooo:rsid="00293e39"/>
    </style:style>
    <style:style style:name="T19" style:family="text">
      <style:text-properties officeooo:rsid="002a3d83"/>
    </style:style>
    <style:style style:name="T20" style:family="text">
      <style:text-properties officeooo:rsid="002c1092"/>
    </style:style>
    <style:style style:name="T21" style:family="text">
      <style:text-properties officeooo:rsid="002ddc30"/>
    </style:style>
    <style:style style:name="T22" style:family="text">
      <style:text-properties officeooo:rsid="002eeef4"/>
    </style:style>
    <style:style style:name="T23" style:family="text">
      <style:text-properties officeooo:rsid="0030abd7"/>
    </style:style>
    <style:style style:name="T24" style:family="text">
      <style:text-properties style:font-name="Arial" fo:font-size="14pt" fo:font-style="italic" fo:font-weight="bold" officeooo:rsid="0030abd7" style:font-name-asian="Microsoft YaHei" style:font-size-asian="14pt" style:font-style-asian="italic" style:font-weight-asian="bold" style:font-name-complex="Arial1" style:font-size-complex="14pt" style:font-style-complex="italic" style:font-weight-complex="bold"/>
    </style:style>
    <style:style style:name="T25" style:family="text">
      <style:text-properties style:font-name="Arial" fo:font-size="14pt" fo:font-style="italic" fo:font-weight="bold" officeooo:rsid="00351ce5" style:font-name-asian="Microsoft YaHei" style:font-size-asian="14pt" style:font-style-asian="italic" style:font-weight-asian="bold" style:font-name-complex="Arial1" style:font-size-complex="14pt" style:font-style-complex="italic" style:font-weight-complex="bold"/>
    </style:style>
    <style:style style:name="T26" style:family="text">
      <style:text-properties officeooo:rsid="003246e6"/>
    </style:style>
    <style:style style:name="T27" style:family="text">
      <style:text-properties officeooo:rsid="00324a59"/>
    </style:style>
    <style:style style:name="T28" style:family="text">
      <style:text-properties officeooo:rsid="00335ca0"/>
    </style:style>
    <style:style style:name="T29" style:family="text">
      <style:text-properties officeooo:rsid="00351ce5"/>
    </style:style>
    <style:style style:name="T30" style:family="text">
      <style:text-properties officeooo:rsid="0036f2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ger-Bontems et Javotte<text:line-break/>Parodie d’Orphée et Eurydice ;<text:line-break/>Pièce en un acte, mếlée d’ariettes par MM Moline et D’Orvigny</text:p>
      <text:p text:style-name="Heading">Représentée pour la premiere fois par les Comédiens Italiens Ordinaires du Roi, le Samedi 13 Mai 1775.</text:p>
      <text:p text:style-name="_3c_castItem_3e_">M. <text:span text:style-name="T14">Fumeron</text:span>, <text:span text:style-name="T13">Maître de Forges</text:span></text:p>
      <text:p text:style-name="P1">Mad. Fumeron</text:p>
      <text:p text:style-name="P1">C<text:span text:style-name="T20">é</text:span>ladon, Empyrique</text:p>
      <text:p text:style-name="P1">Roger-Bontems, Joueur de Vielle</text:p>
      <text:p text:style-name="P1">Javotte, femme de Roger-Bontems</text:p>
      <text:p text:style-name="P1">Guilmino, Chef des Forgerons</text:p>
      <text:p text:style-name="P1">Premiers Vielleurs et Forgerons</text:p>
      <text:p text:style-name="P1">Première Vielleuse</text:p>
      <text:p text:style-name="P1">Deuxième Vielleuse</text:p>
      <text:p text:style-name="P1">Troupe de Marmottes</text:p>
      <text:p text:style-name="P1">Troupe de Vielleurs</text:p>
      <text:p text:style-name="P1">Troupe de Forgerons</text:p>
      <text:p text:style-name="P1">Trois suivantes de Mad. Fumeron</text:p>
      <text:p text:style-name="Standard">La scène se passe moitié de les Forges, moitié dans le Jardin de Fumeron</text:p>
      <text:h text:style-name="Heading_20_1" text:outline-level="1">Roger-Bontems et Javotte<text:line-break/>Comédie</text:h>
      <text:p text:style-name="_3c_stage_3e_"><text:span text:style-name="_3c_pb_3e_"><text:span text:style-name="T13">[3]</text:span></text:span>Le Théâtre repr<text:span text:style-name="T13">é</text:span>sente un Paysage agréable et lointain, d’un côté : de l’autre on apper<text:span text:style-name="T13">ç</text:span>oit une Forge, dont les travaux ne sont pas animés. Une troupe de Marmottes garnit le Théâtre. Roger sur le devant paroît absorbé dans sa douleur ; il est assis par terre, et appuyé contre un tronc d’arbre : sa Vielle e<text:span text:style-name="T13">st</text:span> suspendue en évidence sur le devant du Théâtre, avec un bonnet à la Corse.</text:p>
      <text:h text:style-name="Heading_20_2" text:outline-level="2">Scène première<text:line-break/><text:span text:style-name="T13">Roger, les Marmottes</text:span></text:h>
      <text:p text:style-name="_3c_stage_3e_">Chœur de Marmottes y chantant et dansant à la Reprise.</text:p>
      <text:p text:style-name="_3c_speaker_3e_">Première Marmotte</text:p>
      <text:p text:style-name="_3c_label_3e_">Air.</text:p>
      <text:p text:style-name="_3c_l_3e_">E<text:span text:style-name="T18">lle </text:span>est morte, la Vache à Panier ;</text:p>
      <text:p text:style-name="_3c_l_3e_">Elle est morte, n’en faut plus parler.</text:p>
      <text:p text:style-name="_3c_speaker_3e_"><text:soft-page-break/>Seconde Marmotte</text:p>
      <text:p text:style-name="_3c_l_3e_"><text:span text:style-name="_3c_pb_3e_"><text:span text:style-name="T13">[4]</text:span></text:span>Faut se consoler,</text:p>
      <text:p text:style-name="_3c_l_3e_">Ne faut plus pleurer ;</text:p>
      <text:p text:style-name="_3c_l_3e_">Mais il faut chanter,</text:p>
      <text:p text:style-name="_3c_l_3e_">Il faut danser,</text:p>
      <text:p text:style-name="_3c_l_3e_">Il faut chanter.</text:p>
      <text:p text:style-name="_3c_speaker_3e_">Chœur</text:p>
      <text:p text:style-name="_3c_l_3e_">Elle est morte, la Vache à Panier ;</text:p>
      <text:p text:style-name="_3c_l_3e_">Elle est morte s n’en faut plus parler.</text:p>
      <text:h text:style-name="Heading_20_2" text:outline-level="2">Scène II<text:line-break/><text:span text:style-name="T18">Roger ; Les Vielleurs</text:span></text:h>
      <text:p text:style-name="_3c_stage_3e_">Camarades de Roger, arrivent.</text:p>
      <text:p text:style-name="_3c_speaker_3e_">Premier Vielleur,</text:p>
      <text:p text:style-name="_3c_stage_3e_">aux Marmottes.</text:p>
      <text:p text:style-name="Standard">E<text:span text:style-name="T18">h</text:span> bien ! vous autres, qu’y a-t-il de nouveau ?</text:p>
      <text:p text:style-name="_3c_speaker_3e_">Première Marmotte</text:p>
      <text:p text:style-name="Standard">Ah ! mon enfant, nous sommes au désespoir.</text:p>
      <text:p text:style-name="_3c_speaker_3e_">Second Vielleur</text:p>
      <text:p text:style-name="Standard">Au désespoir ! Et vous chantez, vous dansez !</text:p>
      <text:p text:style-name="_3c_speaker_3e_">Seconde Marmotte</text:p>
      <text:p text:style-name="Standard">C’est pour nous consoler.</text:p>
      <text:p text:style-name="_3c_speaker_3e_">Premier Vielleur</text:p>
      <text:p text:style-name="Standard">La méthode est nouvelle.</text:p>
      <text:p text:style-name="_3c_speaker_3e_">Première Marmotte</text:p>
      <text:p text:style-name="Standard"><text:span text:style-name="_3c_pb_3e_"><text:span text:style-name="T13">[5]</text:span></text:span>Nouvelle ! Elle est aussi ancienne que l’Opéra.</text:p>
      <text:p text:style-name="_3c_label_3e_">Air : Ah ! vous en venez, ah ! vous en venez.</text:p>
      <text:p text:style-name="_3c_l_3e_">Dans ce pays c’est l’usage ;</text:p>
      <text:p text:style-name="_3c_l_3e_">Par un beau Chœur, par du tapage,</text:p>
      <text:p text:style-name="_3c_l_3e_">Tous les chagrins <text:span text:style-name="T18">s</text:span>ont dissipés.</text:p>
      <text:p text:style-name="_3c_speaker_3e_">Les Vielleurs</text:p>
      <text:p text:style-name="_3c_l_3e_">Vous en venez, vous en venez ;</text:p>
      <text:p text:style-name="_3c_l_3e_">Ah ! je vois bien que vous en venez.</text:p>
      <text:p text:style-name="_3c_l_3e_">Que vous en venez.</text:p>
      <text:p text:style-name="P15">Premier Vielleur</text:p>
      <text:p text:style-name="Standard">Mais encore, pourquoi vous chagrinez-vous ?</text:p>
      <text:p text:style-name="_3c_speaker_3e_">Première Marmotte</text:p>
      <text:p text:style-name="Standard">Pourquoi nous le demander ?</text:p>
      <text:p text:style-name="_3c_speaker_3e_">Premier Vielleur</text:p>
      <text:p text:style-name="Standard">C’est qu’en nous le disant, tout le monde le saura, et alors on ne sera pas obligé de deviner.</text:p>
      <text:p text:style-name="_3c_speaker_3e_"><text:soft-page-break/>Première Marmotte</text:p>
      <text:p text:style-name="Standard">Eh bien ! mon enfant, apprends que la pauvre Javotte jouait ici de la vielle avec nous : M. Fumeron, le Maître des Forges, vient de la faire enlever.</text:p>
      <text:p text:style-name="_3c_speaker_3e_">Second Vielleur</text:p>
      <text:p text:style-name="Standard">Enlever ! Et son mari, le pauvre Roger-Bontems ?</text:p>
      <text:p text:style-name="P15">Seconde Marmotte</text:p>
      <text:p text:style-name="Standard">Le voilà.</text:p>
      <text:p text:style-name="_3c_label_3e_">Du<text:span text:style-name="T18">o</text:span> de Mondonville.</text:p>
      <text:p text:style-name="_3c_speaker_3e_">Premier Vielleur</text:p>
      <text:p text:style-name="_3c_label_3e_">Air : Est-il endormi, ton maudit mari ?</text:p>
      <text:p text:style-name="P2"><text:span text:style-name="_3c_pb_3e_"><text:span text:style-name="T13">[6]</text:span></text:span>Est-il endormi,</text:p>
      <text:p text:style-name="_3c_l_3e_">Ce pauvre mari ?</text:p>
      <text:p text:style-name="_3c_l_3e_">Hélas ! je le plains bien !</text:p>
      <text:p text:style-name="_3c_speaker_3e_">Première Marmotte</text:p>
      <text:p text:style-name="P2">Sa douleur profonde</text:p>
      <text:p text:style-name="P2">Lui fait fuir tout le monde.</text:p>
      <text:p text:style-name="_3c_speaker_3e_">Seconde Marmotte</text:p>
      <text:p text:style-name="_3c_l_3e_">Il n’entend plus rien.</text:p>
      <text:p text:style-name="_3c_speaker_3e_">Première Marmotte</text:p>
      <text:p text:style-name="_3c_l_3e_">Il ne voit plus rien.</text:p>
      <text:p text:style-name="_3c_speaker_3e_">Ensemble</text:p>
      <text:p text:style-name="P2">Pour lui plus de bien,</text:p>
      <text:p text:style-name="P2">Et la lumiere</text:p>
      <text:p text:style-name="P2">Le désespère.</text:p>
      <text:p text:style-name="_3c_speaker_3e_">Second Vielleur</text:p>
      <text:p text:style-name="_3c_l_3e_">Mais ne parle-t-il plus ?</text:p>
      <text:p text:style-name="_3c_speaker_3e_">Première Marmotte</text:p>
      <text:p text:style-name="_3c_label_3e_">Air : Des fraises, des fraises.</text:p>
      <text:p text:style-name="_3c_l_3e_">Frappé d’un si grand revers,</text:p>
      <text:p text:style-name="_3c_l_3e_">Un nom seul il marmotte ;</text:p>
      <text:p text:style-name="_3c_l_3e_">Il le dit en prose, en vers,</text:p>
      <text:p text:style-name="_3c_l_3e_">Soit à tort, soit à travers.</text:p>
      <text:p text:style-name="_3c_speaker_3e_">R<text:span text:style-name="T1">oger,</text:span></text:p>
      <text:p text:style-name="_3c_stage_3e_">s’<text:span text:style-name="T18">é</text:span>criant.</text:p>
      <text:p text:style-name="Standard"><text:span text:style-name="_3c_pb_3e_"><text:span text:style-name="T13">[7]</text:span></text:span>Javotte ! Javotte ! Javotte !</text:p>
      <text:p text:style-name="P15">Première Marmotte</text:p>
      <text:p text:style-name="Standard">Vous voyez, il ne pense qu’à sa femme. Que<text:span text:style-name="T18">lle</text:span> leçon pour les maris !</text:p>
      <text:p text:style-name="_3c_speaker_3e_">Premier Vielleur</text:p>
      <text:p text:style-name="Standard">Elle ne sera pas suivie.</text:p>
      <text:p text:style-name="_3c_label_3e_">Air : Des fraises.</text:p>
      <text:p text:style-name="P3"><text:soft-page-break/>On verroit bien des Maris</text:p>
      <text:p text:style-name="P3">Lui dire qu’il radotte ;</text:p>
      <text:p text:style-name="P3">Quoique l’usage, à Paris</text:p>
      <text:p text:style-name="P3">Soit de jeter les hauts cris.</text:p>
      <text:p text:style-name="_3c_speaker_3e_">R<text:span text:style-name="T2">oger</text:span>,</text:p>
      <text:p text:style-name="_3c_stage_3e_">s’écriant</text:p>
      <text:p text:style-name="Standard"><text:span text:style-name="T19">J</text:span>avotte ! Javotte ! Javotte !</text:p>
      <text:p text:style-name="_3c_speaker_3e_">Première Marmotte</text:p>
      <text:p text:style-name="Standard">Allons, mes amis ; prenons-nous par la main, et dansons une ronde.</text:p>
      <text:p text:style-name="_3c_label_3e_">Air : du Devin de Village.</text:p>
      <text:p text:style-name="P3">Allons danser sous ces Ormeaux.</text:p>
      <text:p text:style-name="P3">Animez-vou<text:span text:style-name="T19">s,</text:span> jeunes Fillettes ;</text:p>
      <text:p text:style-name="_3c_l_3e_">Allons danser sous ces Ormeaux ;</text:p>
      <text:p text:style-name="_3c_l_3e_">Galans, prenez vos Chalumeaux.</text:p>
      <text:p text:style-name="P16">R<text:span text:style-name="T2">oger,</text:span></text:p>
      <text:p text:style-name="_3c_stage_3e_">se lève et les interrompt.</text:p>
      <text:p text:style-name="P26">Eh ! mes amis, mes camarades ! Je vous remercie <text:span text:style-name="_3c_pb_3e_"><text:span text:style-name="T13">[8]</text:span></text:span>de la peine et de la fatigue que vous vous donnez pour me consoler ; mais, je vous en prie, ménagez vos voix et vos bras, pour la fin de mon aventure, et laissez-moi seul ici.</text:p>
      <text:p text:style-name="_3c_speaker_3e_">Premier Vielleur</text:p>
      <text:p text:style-name="Standard">Mais quelle fantaisie ! Pourquoi veux-tu rester seul ?</text:p>
      <text:p text:style-name="_3c_speaker_3e_">Roger</text:p>
      <text:p text:style-name="Standard">Que sais-je ?… J’aurai plus de plaisir à me désespérer sans témoins, et puis, je veux tâcher de me rappeller quelque chanson qui convienne à ma douleur.</text:p>
      <text:p text:style-name="P16">Premier Vielleur</text:p>
      <text:p text:style-name="Standard">Eh bien ! mon ami, nous te laissons : console-toi comme tu pourras ; chante, danse, rêve, désesp<text:span text:style-name="T19">è</text:span>re-toi ; pends-toi même, si tu veux : nous allons t’attendre au cabaret.</text:p>
      <text:p text:style-name="_3c_stage_3e_">Ils se retirent en chantant et en dansant.</text:p>
      <text:p text:style-name="_3c_speaker_3e_">Chœur</text:p>
      <text:p text:style-name="_3c_l_3e_">Allons nous-en, gens de la noce,</text:p>
      <text:p text:style-name="_3c_l_3e_">Allons nous-en boire deux coups.</text:p>
      <text:h text:style-name="Heading_20_2" text:outline-level="2">Scène III</text:h>
      <text:p text:style-name="P16">R<text:span text:style-name="T2">oger,</text:span></text:p>
      <text:p text:style-name="_3c_stage_3e_">seul.</text:p>
      <text:p text:style-name="P26"><text:span text:style-name="_3c_pb_3e_"><text:span text:style-name="T13">[9]</text:span></text:span>M<text:span text:style-name="T19">e</text:span> pendre, disent-ils ! J’en aurais bonne envie ; je le devrois, peut-être : mais, si je débute par-là, je m’ôterai la ressource du dénouement.… Pour gagner du tems, mettons-nous en règle, et commençons par apostropher l’aurore, le jour, la nuit, les forêts, les échos, les parques, les démons et la nature entiere. Allons…</text:p>
      <text:p text:style-name="_3c_label_3e_"><text:span text:style-name="T2">Air : Pour héritage, je n’eus de mes Parens.</text:span></text:p>
      <text:p text:style-name="_3c_l_3e_">Toi, que j’adore,</text:p>
      <text:p text:style-name="P3">Je te demande au jour ;</text:p>
      <text:p text:style-name="P3">Pour toi j’implore,</text:p>
      <text:p text:style-name="_3c_l_3e_">La Lune à ton retour :</text:p>
      <text:p text:style-name="_3c_l_3e_"><text:soft-page-break/>Quand il fait nuit,</text:p>
      <text:p text:style-name="_3c_l_3e_">Je m’adresse à l’Aurore,</text:p>
      <text:p text:style-name="_3c_l_3e_">Et je te redemande encore</text:p>
      <text:p text:style-name="_3c_l_3e_">Quand le Soleil luit.</text:p>
      <text:p text:style-name="_3c_l_3e_"/>
      <text:p text:style-name="_3c_l_3e_">Javotte ! hélas ! Javotte ! où donc es-tu ?</text:p>
      <text:p text:style-name="P3">Sans savoir ce qu’il dit, ton époux éperdu,</text:p>
      <text:p text:style-name="P3"><text:span text:style-name="T2">P</text:span>our calmer sa douleur amère,</text:p>
      <text:p text:style-name="P3">Chante, danse, se désespère…</text:p>
      <text:p text:style-name="P3">Mai<text:span text:style-name="T19">s</text:span>, hélas !…</text:p>
      <text:p text:style-name="_3c_label_3e_">(Refrain.)</text:p>
      <text:p text:style-name="_3c_l_3e_">Autant en emporte le vent.</text:p>
      <text:p text:style-name="_3c_label_3e_">Air : Adieu, paniers, etc.</text:p>
      <text:p text:style-name="P3"><text:span text:style-name="_3c_pb_3e_"><text:span text:style-name="T13">[10]</text:span></text:span>Javotte étoit des plus parfaites,</text:p>
      <text:p text:style-name="P3">Elle me gagnoit des écus ;</text:p>
      <text:p text:style-name="_3c_l_3e_">Mais, hélas ! je n’en aurai plus :</text:p>
      <text:p text:style-name="_3c_l_3e_">Adieu, paniers, vendanges sont faites.</text:p>
      <text:p text:style-name="_3c_l_3e_"/>
      <text:p text:style-name="_3c_l_3e_">Dans tous les coins de la maison,</text:p>
      <text:p text:style-name="_3c_l_3e_">Sur tous les murs on voit ton nom ;</text:p>
      <text:p text:style-name="_3c_l_3e_">Dans tous les cabarets, sur chaque cheminée</text:p>
      <text:p text:style-name="_3c_l_3e_">On lit, écrit en noir charbon :</text:p>
      <text:p text:style-name="_3c_l_3e_">Javotte, hélas ! Javotte e<text:span text:style-name="T19">s</text:span>t enlevée !</text:p>
      <text:p text:style-name="_3c_label_3e_">Air : Autrefois à sa Maitresse, etc.</text:p>
      <text:p text:style-name="_3c_l_3e_">Par une vive tendresse,</text:p>
      <text:p text:style-name="_3c_l_3e_">Tu répondois à mon c<text:span text:style-name="T19">œ</text:span>ur ;</text:p>
      <text:p text:style-name="P3">Javotte, chere Maitresse,</text:p>
      <text:p text:style-name="P3">Tu partageois mon ardeur.</text:p>
      <text:p text:style-name="_3c_l_3e_">Quoi ! ta beauté, ta jeunesse,</text:p>
      <text:p text:style-name="_3c_l_3e_">Rien n’a pu te garantir !</text:p>
      <text:p text:style-name="_3c_l_3e_">Ton <text:span text:style-name="T19">É</text:span>poux, dans son ivresse,</text:p>
      <text:p text:style-name="_3c_l_3e_">N’a pas sçu te secourir.</text:p>
      <text:p text:style-name="_3c_l_3e_">Pour le malheur de ma vie,</text:p>
      <text:p text:style-name="_3c_l_3e_">Tu sçais plaire à Fumeron.</text:p>
      <text:p text:style-name="P3">Faut-il que tu sois ravie</text:p>
      <text:p text:style-name="P3">Par ce maudit Forgeron ?</text:p>
      <text:p text:style-name="Standard">Mais, je m’amuse à chanter, lorsque je dois agir… Qui m’empêchera d’entrer dans la forge, et d’enlever ma femme à mon tour ? On dit que rien n’est impossible à la musique : elle adoucira <text:span text:style-name="_3c_pb_3e_">[</text:span><text:span text:style-name="_3c_pb_3e_"><text:span text:style-name="T19">11</text:span></text:span><text:span text:style-name="_3c_pb_3e_">]</text:span>les Forgerons… Inspire-moi, divin Orphée ! Et si je ne puis les enchanter avec ma vielle, fais du moins que je les endorme.</text:p>
      <text:h text:style-name="Heading_20_2" text:outline-level="2">Scène IV<text:line-break/><text:span text:style-name="T20">Roger, Céladon</text:span></text:h>
      <text:p text:style-name="_3c_speaker_3e_">Céladon</text:p>
      <text:p text:style-name="P12">Air : La <text:span text:style-name="T20">b</text:span>onne aventure, ô gué !</text:p>
      <text:p text:style-name="_3c_l_3e_">P<text:span text:style-name="T3">our</text:span> venir à ton recours,</text:p>
      <text:p text:style-name="_3c_l_3e_">Je suis hors d’haleine ;</text:p>
      <text:p text:style-name="P4">Mon pauvre Roger, j’accours </text:p>
      <text:p text:style-name="P4">Pour finir ta peine :</text:p>
      <text:p text:style-name="_3c_l_3e_">Ton bonheur va commencer,</text:p>
      <text:p text:style-name="_3c_l_3e_">Déj<text:span text:style-name="T20">à</text:span> je viens t’annoncer</text:p>
      <text:p text:style-name="_3c_l_3e_"><text:soft-page-break/>La bonne aventure,</text:p>
      <text:p text:style-name="_3c_l_3e_">Ô gué !</text:p>
      <text:p text:style-name="_3c_l_3e_">La bonne aventure.</text:p>
      <text:p text:style-name="Standard">Arme-toi de résolution, et mets ta vielle d’accord ; c’est d’elle que dépend ta destinée.</text:p>
      <text:p text:style-name="_3c_speaker_3e_">Roger</text:p>
      <text:p text:style-name="Standard">Eh ! qui êtes-vous, pour savoir tout cela ?</text:p>
      <text:p text:style-name="_3c_speaker_3e_">Céladon</text:p>
      <text:p text:style-name="P27">Bon ! j’en sais bien d’autres ! Quoique je tombe ici des nues pour toi, je mérite ta confiance. Je protège les amans ; je suis confident né de <text:span text:style-name="_3c_pb_3e_">[</text:span><text:span text:style-name="_3c_pb_3e_"><text:span text:style-name="T19">12</text:span></text:span><text:span text:style-name="_3c_pb_3e_">]</text:span>toutes les intrig<text:span text:style-name="T20">u</text:span>es du Village. Par la vertu de mes secrets, je fais aimer les plus insensibles ; je rajeunis les vieillards, j’embellis les figures, <text:span text:style-name="T20">et</text:span> je corrige l’influence des planètes… En un mot, je suis le fameux Empyrique Céladon.</text:p>
      <text:p text:style-name="_3c_speaker_3e_">Roger</text:p>
      <text:p text:style-name="Standard">C’est-à-dire, un grand Charlatan.</text:p>
      <text:p text:style-name="P17">Céladon</text:p>
      <text:p text:style-name="Standard"><text:span text:style-name="T20">À</text:span>-peu-p<text:span text:style-name="T20">r</text:span>ès, mon ami ! je suis l’Apothicaire des Forges, je viens pour te servir.</text:p>
      <text:p text:style-name="_3c_speaker_3e_">Roger</text:p>
      <text:p text:style-name="Standard">Eh bien ! <text:span text:style-name="T20">s</text:span>i vous le savez, apprenez-moi ce que fait ma femme à présent.</text:p>
      <text:p text:style-name="_3c_speaker_3e_">Céladon</text:p>
      <text:p text:style-name="Standard">Ta femme est actuellement dans les jardins de Monsieur Fumeron ; et comme il aime beaucoup la musique, si tu peux parvenir à l’amuser avec ta vielle, il te rendra ta femme, mais à une condition.</text:p>
      <text:p text:style-name="_3c_speaker_3e_">Roger</text:p>
      <text:p text:style-name="Standard">Ah ! Monsieur Céladon, je suis prêt à tout.</text:p>
      <text:p text:style-name="Standard">Dites, quelle condition ?</text:p>
      <text:p text:style-name="_3c_speaker_3e_">Céladon</text:p>
      <text:p text:style-name="Standard">C’est que… Peste du bavard ! j’allois faire une belle sottise ! Ce que c’est que les mauvais <text:span text:style-name="_3c_pb_3e_"><text:span text:style-name="T20">[13]</text:span></text:span>exemples ! Apprends, mon ami, que je la sais for<text:span text:style-name="T20">t</text:span> bien ; mais que je ne dois ni te la dire, ni même la savoir. Va trouver Monsieur Fumeron ; c’es<text:span text:style-name="T20">t à</text:span> lui à te l’apprendre.</text:p>
      <text:p text:style-name="_3c_speaker_3e_">Roger</text:p>
      <text:p text:style-name="_3c_label_3e_"><text:span text:style-name="T3">Air</text:span> : de Janot et Janette. Que ferons-je en mariage ?</text:p>
      <text:p text:style-name="P4">Mais ce secret n’e<text:span text:style-name="T20">st</text:span> pas sage ;</text:p>
      <text:p text:style-name="P4">Pourquoi me cacher cela ?</text:p>
      <text:p text:style-name="_3c_speaker_3e_">Céladon</text:p>
      <text:p text:style-name="_3c_l_3e_">Je n’en dis pas davantage ;</text:p>
      <text:p text:style-name="_3c_l_3e_">Mais bientôt on t’instruira,</text:p>
      <text:p text:style-name="_3c_l_3e_">Je l’imagine ;</text:p>
      <text:p text:style-name="_3c_l_3e_">Et ce que je ne te dis pas,</text:p>
      <text:p text:style-name="_3c_l_3e_">Le public le devine.</text:p>
      <text:p text:style-name="P17">Roger</text:p>
      <text:p text:style-name="Standard">Mais, pourquoi cette discrétion ?</text:p>
      <text:p text:style-name="_3c_speaker_3e_">Céladon</text:p>
      <text:p text:style-name="Standard"><text:soft-page-break/>Pourquoi ?… C’est pour ne pas éventer le secret. Si je te le disois, il n’y auroit plus d’intérêt pour les autres scènes.</text:p>
      <text:p text:style-name="_3c_speaker_3e_">Roger</text:p>
      <text:p text:style-name="Standard">Ah ! je vous en prie, Monsieur Céladon</text:p>
      <text:p text:style-name="_3c_speaker_3e_">Céladon</text:p>
      <text:p text:style-name="_3c_label_3e_">Air : Va-t’en voir s’ils viennent, Jean ; va-t’en voir s’ils viennent.</text:p>
      <text:p text:style-name="_3c_l_3e_">Non tu ne me tiens pas là,</text:p>
      <text:p text:style-name="_3c_l_3e_">Je saurai me taire.</text:p>
      <text:p text:style-name="P17">Roger</text:p>
      <text:p text:style-name="P4"><text:span text:style-name="_3c_pb_3e_"><text:span text:style-name="T20">[14]</text:span></text:span>Mais, est-ce qu’à l’Opéra</text:p>
      <text:p text:style-name="P4">L’on en fait mystère ?</text:p>
      <text:p text:style-name="_3c_speaker_3e_">Céladon</text:p>
      <text:p text:style-name="_3c_l_3e_">V-a-t’en voir s’ils viennent, Jean,</text:p>
      <text:p text:style-name="_3c_l_3e_">Va-t’en voir s’ils viennent.</text:p>
      <text:p text:style-name="Standard">Adieu. Je pourrois te débiter ici de jolies maximes d’amour et de délicatesse, quelques petits persifflages à la mode : mais je réserve cela pour une meilleure occasion. En attendant, compte sur mon secours, tu me reverras en <text:span text:style-name="T20">t</text:span>ems et lieu ; entre dans la forge, et si le feu te fait peur,</text:p>
      <text:p text:style-name="_3c_stage_3e_">(Il chante).</text:p>
      <text:p text:style-name="_3c_label_3e_">Air : Robin turelure.</text:p>
      <text:p text:style-name="_3c_l_3e_">Que, dans ce pressant danger,</text:p>
      <text:p text:style-name="_3c_l_3e_">Ta tendresse te rassûre.</text:p>
      <text:p text:style-name="_3c_l_3e_">L’amour, mon ami Roger,</text:p>
      <text:p text:style-name="_3c_l_3e_">Turelure,</text:p>
      <text:p text:style-name="_3c_l_3e_">Est plus fort que la brûlure ;</text:p>
      <text:p text:style-name="_3c_l_3e_">Robin turelure lure.</text:p>
      <text:p text:style-name="_3c_stage_3e_">(Il s’en <text:span text:style-name="T20">v</text:span>a).</text:p>
      <text:h text:style-name="Heading_20_2" text:outline-level="2">Scène V</text:h>
      <text:p text:style-name="_3c_speaker_3e_">R<text:span text:style-name="T4">oger</text:span>,</text:p>
      <text:p text:style-name="_3c_stage_3e_"><text:span text:style-name="T21">s</text:span>eul.</text:p>
      <text:p text:style-name="P28"><text:span text:style-name="_3c_pb_3e_"><text:span text:style-name="T20">[15]</text:span></text:span><text:span text:style-name="T21">Je</text:span> vais revoir ma femme, dit-il ; ah ! cette promesse me rend toute ma gaieté. Chantons encore un peu.</text:p>
      <text:p text:style-name="_3c_label_3e_">Air : De la Bohémienne.</text:p>
      <text:p text:style-name="_3c_l_3e_">Dans l’espérance du plaisir,</text:p>
      <text:p text:style-name="_3c_l_3e_">Il faut d’avance se réjouir, etc.</text:p>
      <text:p text:style-name="_3c_stage_3e_">(Il e<text:span text:style-name="T21">st</text:span> interrompu par le bruit de la forge dont les travaux se font entendre ; mais à petit bruit d’abord).</text:p>
      <text:p text:style-name="Standard">Il faut entrer dans la forge : mais ces Forgerons qui m’ont enlevé ma femme, sont pis que des démons. S’ils alloient m’assommer ?</text:p>
      <text:p text:style-name="_3c_label_3e_">Air : Vogue la galere, etc.</text:p>
      <text:p text:style-name="_3c_l_3e_">Allons, prenons courage :</text:p>
      <text:p text:style-name="_3c_l_3e_">L’amour règle mon sort.</text:p>
      <text:p text:style-name="_3c_l_3e_">Dans le feu, le tapage,</text:p>
      <text:p text:style-name="_3c_l_3e_">Je veux braver la mort :</text:p>
      <text:p text:style-name="_3c_l_3e_">Et vogue la galere,</text:p>
      <text:p text:style-name="_3c_l_3e_">Tant qu’elle, tant qu’elle, tant qu’elle ;</text:p>
      <text:p text:style-name="_3c_l_3e_">Et vogue la galere,</text:p>
      <text:p text:style-name="_3c_l_3e_"><text:soft-page-break/>Tant qu’elle pourra voguer.</text:p>
      <text:p text:style-name="_3c_stage_3e_"><text:span text:style-name="_3c_pb_3e_"><text:span text:style-name="T20">[16]</text:span></text:span>(Il prend sa vielle avec intrépidité, et enfonce so<text:span text:style-name="T21">n</text:span> chapeau ; puis il porte ses pas vers l’entrée de la forge : alors le bruit redouble ; on entend les coups de marteau, et on voit sortir du <text:span text:style-name="T21">f</text:span>eu).</text:p>
      <text:p text:style-name="_3c_label_3e_">Air : Tentation de Saint Antoine, Ciel ! l’Univers.</text:p>
      <text:p text:style-name="_3c_l_3e_">Ah ! c’en est fait ! c’est mon heure derniere.</text:p>
      <text:p text:style-name="_3c_l_3e_">Quel bruit ! quels coups ! quel horrible fracas !</text:p>
      <text:p text:style-name="P5">Ah ! c’est : pis que le tonnerre</text:p>
      <text:p text:style-name="P5">Qui gronde et tombe en éclats !</text:p>
      <text:p text:style-name="P5">Je sens la terre</text:p>
      <text:p text:style-name="P5">Trembler sous mes pas.</text:p>
      <text:h text:style-name="Heading_20_2" text:outline-level="2">Scène V<text:span text:style-name="T21">I<text:line-break/>Roger, Un Forgeron, avançant vers Roger</text:span></text:h>
      <text:p text:style-name="_3c_speaker_3e_">Premier Forgeron</text:p>
      <text:p text:style-name="_3c_label_3e_">Ai<text:span text:style-name="T21">r</text:span> : Aux armes, camarades, etc.</text:p>
      <text:p text:style-name="_3c_l_3e_"><text:span text:style-name="T21">À</text:span> l’aide, camarades, à l’aide !</text:p>
      <text:p text:style-name="_3c_l_3e_">Empêchons d’approcher ce ravisseur-là.</text:p>
      <text:p text:style-name="P5"><text:span text:style-name="T21">À</text:span> l’aide, camarades, à l’aide !</text:p>
      <text:p text:style-name="_3c_stage_3e_">(<text:span text:style-name="T21">à</text:span> Roger)</text:p>
      <text:p text:style-name="_3c_l_3e_">Toi, coquin, veux-tu bien rester là !</text:p>
      <text:p text:style-name="_3c_speaker_3e_">Roger</text:p>
      <text:p text:style-name="Standard">Moi, coquin ! moi, ravisseur ! Eh ! Messieurs, je viens vous demander ma femme.</text:p>
      <text:p text:style-name="_3c_speaker_3e_">Premier Forgeron</text:p>
      <text:p text:style-name="Standard"><text:span text:style-name="_3c_pb_3e_"><text:span text:style-name="T20">[17]</text:span></text:span>Ta femme !</text:p>
      <text:p text:style-name="_3c_stage_3e_">(Il reprend l’air.)</text:p>
      <text:p text:style-name="P5"><text:span text:style-name="T21">À</text:span> l’aide, Camarades, etc.</text:p>
      <text:h text:style-name="Heading_20_2" text:outline-level="2">Scène VII</text:h>
      <text:p text:style-name="_3c_stage_3e_">Les Forgerons accourent avec des marteaux, des barres de <text:span text:style-name="T21">f</text:span>er, des <text:span text:style-name="T21">f</text:span>ourches, et autres instrumens de Forges.</text:p>
      <text:p text:style-name="_3c_speaker_3e_"><text:span text:style-name="T4">Roger</text:span>,</text:p>
      <text:p text:style-name="_3c_stage_3e_">à <text:span text:style-name="T21">p</text:span>art.</text:p>
      <text:p text:style-name="_3c_label_3e_">A<text:span text:style-name="T21">ir</text:span> : Ah ! te voilà ! etc.</text:p>
      <text:p text:style-name="_3c_l_3e_">A<text:span text:style-name="T21">h</text:span> ! les voilà !</text:p>
      <text:p text:style-name="_3c_l_3e_">Hélas ! le cœur me bat déjà.</text:p>
      <text:p text:style-name="_3c_speaker_3e_">L<text:span text:style-name="T4">es Forgerons</text:span>,</text:p>
      <text:p text:style-name="P5">Arrête, frippon.</text:p>
      <text:p text:style-name="_3c_speaker_3e_">Roger</text:p>
      <text:p text:style-name="_3c_l_3e_">Eh ! Messieurs, laissez-moi donc !</text:p>
      <text:p text:style-name="P18">L<text:span text:style-name="T4">es Forgerons</text:span></text:p>
      <text:p text:style-name="_3c_l_3e_">Non.</text:p>
      <text:p text:style-name="_3c_speaker_3e_">Roger</text:p>
      <text:p text:style-name="_3c_l_3e_">Ayez moins de rigueurs !</text:p>
      <text:p text:style-name="_3c_l_3e_"><text:soft-page-break/>Laissez-vous attendrir par mes pleurs.</text:p>
      <text:p text:style-name="P18">L<text:span text:style-name="T4">es Forgerons</text:span></text:p>
      <text:p text:style-name="_3c_l_3e_">Rien ne peut nous toucher,</text:p>
      <text:p text:style-name="_3c_l_3e_">Sors d’ici, garde-toi d’approcher.</text:p>
      <text:p text:style-name="_3c_speaker_3e_">Roger</text:p>
      <text:p text:style-name="_3c_l_3e_"><text:span text:style-name="_3c_pb_3e_"><text:span text:style-name="T21">[18]</text:span></text:span><text:span text:style-name="T21">É</text:span>coutez-moi :</text:p>
      <text:p text:style-name="_3c_l_3e_">Ne me causez plus tant d’effroi.</text:p>
      <text:p text:style-name="_3c_l_3e_">Appaisez-vous donc,</text:p>
      <text:p text:style-name="_3c_l_3e_">Je vais dire une chanson.</text:p>
      <text:p text:style-name="P18">L<text:span text:style-name="T4">es Forgerons</text:span></text:p>
      <text:p text:style-name="_3c_l_3e_">Non.</text:p>
      <text:p text:style-name="_3c_speaker_3e_">Roger</text:p>
      <text:p text:style-name="_3c_label_3e_">Air : Ah ! vous ave<text:span text:style-name="T21">z</text:span> bon air.</text:p>
      <text:p text:style-name="_3c_l_3e_">Écoutez ma vielle.</text:p>
      <text:p text:style-name="P18">Premier Forgeron</text:p>
      <text:p text:style-name="_3c_l_3e_">Ah ! la chose est nouvelle !</text:p>
      <text:p text:style-name="_3c_speaker_3e_">Roger</text:p>
      <text:p text:style-name="_3c_l_3e_">Écoutez ma vielle,</text:p>
      <text:p text:style-name="_3c_l_3e_">Vous serez charmés.</text:p>
      <text:p text:style-name="_3c_speaker_3e_">Second Forgeron</text:p>
      <text:p text:style-name="P5">Ah ! ah ! vous avez bon air !</text:p>
      <text:p text:style-name="P5">Bon air vous avez !</text:p>
      <text:p text:style-name="_3c_speaker_3e_">C<text:span text:style-name="T4">hœur des forgerons</text:span></text:p>
      <text:p text:style-name="_3c_l_3e_">Ah ! ah ! vous avez bon air !</text:p>
      <text:p text:style-name="_3c_l_3e_">Bon air vous avez !</text:p>
      <text:p text:style-name="_3c_stage_3e_">( Ils dansent autour de <text:span text:style-name="T21">l</text:span>ui en chantant. )</text:p>
      <text:p text:style-name="P18">Roger</text:p>
      <text:p text:style-name="_3c_label_3e_">A<text:span text:style-name="T4">riette</text:span> dont le chant e<text:span text:style-name="T21">st</text:span> noté a la fin.</text:p>
      <text:p text:style-name="P5">Eh ! Messieurs, laissez-vous toucher !</text:p>
      <text:p text:style-name="P18">L<text:span text:style-name="T4">es Forgerons</text:span></text:p>
      <text:p text:style-name="_3c_speaker_3e_">Roger</text:p>
      <text:p text:style-name="P5"><text:span text:style-name="_3c_pb_3e_"><text:span text:style-name="T21">[19]</text:span></text:span>Mais, écoutez un petit air.</text:p>
      <text:p text:style-name="P18">L<text:span text:style-name="T4">es Forgerons</text:span></text:p>
      <text:p text:style-name="P5">Non.</text:p>
      <text:p text:style-name="_3c_speaker_3e_">Roger</text:p>
      <text:p text:style-name="_3c_l_3e_">Rendez-moi donc ma femme !</text:p>
      <text:p text:style-name="P18">L<text:span text:style-name="T4">es Forgerons</text:span></text:p>
      <text:p text:style-name="P5">Non.</text:p>
      <text:p text:style-name="_3c_speaker_3e_"><text:soft-page-break/>Roger</text:p>
      <text:p text:style-name="_3c_l_3e_">Par égard pour ma flamme !</text:p>
      <text:p text:style-name="P18">L<text:span text:style-name="T4">es Forgerons</text:span></text:p>
      <text:p text:style-name="_3c_l_3e_">Non.</text:p>
      <text:p text:style-name="P18">Roger</text:p>
      <text:p text:style-name="_3c_l_3e_">Par pitié !</text:p>
      <text:p text:style-name="P18">L<text:span text:style-name="T4">es Forgerons</text:span></text:p>
      <text:p text:style-name="_3c_l_3e_">Non.</text:p>
      <text:p text:style-name="_3c_speaker_3e_">Roger</text:p>
      <text:p text:style-name="_3c_l_3e_">Par amitié !</text:p>
      <text:p text:style-name="P18">L<text:span text:style-name="T4">es Forgerons</text:span></text:p>
      <text:p text:style-name="P5">Non.</text:p>
      <text:p text:style-name="_3c_speaker_3e_">Ro<text:span text:style-name="T22">ger,</text:span></text:p>
      <text:p text:style-name="_3c_stage_3e_"><text:span text:style-name="T22">à</text:span> part.</text:p>
      <text:p text:style-name="Standard">Le diable les emporte.</text:p>
      <text:p text:style-name="_3c_stage_3e_">(Deux Forgerons le prennent par les épaules.)</text:p>
      <text:p text:style-name="_3c_label_3e_">Air : J’avois cent francs, etc.</text:p>
      <text:p text:style-name="_3c_l_3e_">L’ami, crois-moi,</text:p>
      <text:p text:style-name="P6">Ne nous fais pas la nique ;</text:p>
      <text:p text:style-name="P6">Laisse-là ta musique ;</text:p>
      <text:p text:style-name="P6">Va-t-en, retire-toi.</text:p>
      <text:p text:style-name="P6"><text:span text:style-name="_3c_pb_3e_"><text:span text:style-name="T21">[20]</text:span></text:span><text:span text:style-name="T22">À</text:span> l’Opéra</text:p>
      <text:p text:style-name="_3c_l_3e_">Tu pour<text:span text:style-name="T22">r</text:span>ois trouver grâce</text:p>
      <text:p text:style-name="_3c_l_3e_">Par ce secours-là.</text:p>
      <text:p text:style-name="_3c_l_3e_">Ici, crois-moi,</text:p>
      <text:p text:style-name="P6">Mets autre chose en place,</text:p>
      <text:p text:style-name="P6">Ou bien c’e<text:span text:style-name="T22">st</text:span> fait de toi.</text:p>
      <text:p text:style-name="_3c_stage_3e_"><text:span text:style-name="T22">(</text:span>Ils levent tous leurs marteaux sur <text:span text:style-name="T22">lu</text:span>i, et l’entourent avec des ge<text:span text:style-name="T22">st</text:span>es menaçans, etc.)</text:p>
      <text:p text:style-name="_3c_speaker_3e_">R<text:span text:style-name="T5">oger</text:span>,</text:p>
      <text:p text:style-name="_3c_stage_3e_">du ton le plus affectueux.</text:p>
      <text:p text:style-name="_3c_label_3e_">A<text:span text:style-name="T5">ir</text:span> : Quand vous entendrez les doux zéphirs.</text:p>
      <text:p text:style-name="P6">Hélas ! laisse<text:span text:style-name="T22">z</text:span> vous donc attendrir,</text:p>
      <text:p text:style-name="P6">Par les soupirs d’un mari fidèle !</text:p>
      <text:p text:style-name="_3c_l_3e_"><text:span text:style-name="T22">À</text:span> vos genoux voyez-moi mourir,</text:p>
      <text:p text:style-name="_3c_l_3e_">Ou rendez-moi ma Belle.</text:p>
      <text:p text:style-name="_3c_l_3e_">Loin de ses yeux,</text:p>
      <text:p text:style-name="_3c_l_3e_">Tout m’est odieux ;</text:p>
      <text:p text:style-name="_3c_l_3e_">Je dépéris, je meurs de dépit.</text:p>
      <text:p text:style-name="_3c_l_3e_">Oui, sans Javotte…</text:p>
      <text:p text:style-name="_3c_l_3e_">Roger radotte,</text:p>
      <text:p text:style-name="_3c_l_3e_">Il en perd <text:span text:style-name="T22">l’</text:span>esprit.</text:p>
      <text:p text:style-name="_3c_l_3e_">Hélas ! laissez, etc.</text:p>
      <text:p text:style-name="_3c_speaker_3e_">Second Forgeron</text:p>
      <text:p text:style-name="Standard">Oui, voilà bien quelque chose ; tu ne chan<text:span text:style-name="T22">t</text:span>es pas mal ; mais ne saurois-tu pas, pour nous achever, <text:soft-page-break/>quelque petit air de danse ?</text:p>
      <text:p text:style-name="_3c_speaker_3e_">Roger</text:p>
      <text:p text:style-name="Standard">Hélas ! Me<text:span text:style-name="T22">ssi</text:span>eurs, ce n’est pas par-là que je brille ; mais, n’importe, je vais essayer.</text:p>
      <text:p text:style-name="_3c_stage_3e_"><text:span text:style-name="_3c_pb_3e_"><text:span text:style-name="T21">[21]</text:span></text:span>(Il joue l’Allemande-Suisse, pendant laquelle les Forgerons font différens ge<text:span text:style-name="T22">st</text:span>es d’admiration et de contentement.)</text:p>
      <text:p text:style-name="_3c_speaker_3e_">Premier Forgeron</text:p>
      <text:p text:style-name="Standard">Oh ! pour le coup, mes amis, il faut nous rendre à cela ; oui-dà : car s’il nous dit tout ce qu’il sait, il n’aura plus rien à dire a not<text:span text:style-name="T22">r</text:span>e maître.</text:p>
      <text:p text:style-name="P19">S<text:span text:style-name="T5">econd Forgeron</text:span></text:p>
      <text:p text:style-name="Standard">Viens avec moi, je vais te conduire dans tous les recoins de la forge.</text:p>
      <text:p text:style-name="_3c_stage_3e_">(Il rejoue la même Allemande ; tous, se mettant à danser, sortent du Théâtre, en rentrant pa<text:span text:style-name="T22">r</text:span> la forge.)</text:p>
      <text:h text:style-name="Heading_20_2" text:outline-level="2">Scène VIII<text:line-break/><text:span text:style-name="T22">Fumeron, sa femme, Javotte, trois suivantes, dont une file avec une guenouille, l’autre tricote, l’autre devide un rouet</text:span></text:h>
      <text:p text:style-name="P24"><text:span text:style-name="_3c_pb_3e_"><text:span text:style-name="T21">[22]</text:span></text:span><text:span text:style-name="T22">(</text:span>La Forge a disparu. Le Théâtre représente un Jardin. Fumeron entre avec sa femme.)</text:p>
      <text:p text:style-name="_3c_speaker_3e_">Fumeron</text:p>
      <text:p text:style-name="_3c_label_3e_">A<text:span text:style-name="T22">ir :</text:span> Fanfare de Saint-Cloud.</text:p>
      <text:p text:style-name="P6">M<text:span text:style-name="T22">ettons</text:span>-nous sous cet ombrage</text:p>
      <text:p text:style-name="P6">Pour éviter la chaleur.</text:p>
      <text:p text:style-name="_3c_speaker_3e_">Madame <text:span text:style-name="T5">Fumeron</text:span>,</text:p>
      <text:p text:style-name="_3c_stage_3e_"><text:span text:style-name="T22">à</text:span> ses femmes.</text:p>
      <text:p text:style-name="P6">Portez-ici votre ouvrage,</text:p>
      <text:p text:style-name="P6">Et respirez la <text:span text:style-name="T22">f</text:span>raîcheur.</text:p>
      <text:p text:style-name="_3c_stage_3e_">(Les femmes avancent des chaises.)</text:p>
      <text:p text:style-name="P19">Fumeron</text:p>
      <text:p text:style-name="_3c_l_3e_">Mais qu’a donc notre Marmotte ?</text:p>
      <text:p text:style-name="_3c_l_3e_">Auroit-elle de l’humeur ?</text:p>
      <text:p text:style-name="_3c_speaker_3e_">Javotte</text:p>
      <text:p text:style-name="_3c_l_3e_">Monseigneur ! Monseigneur ! Monseigneur !</text:p>
      <text:p text:style-name="P19">Madame <text:span text:style-name="T5">Fumeron</text:span></text:p>
      <text:p text:style-name="P6"><text:span text:style-name="_3c_pb_3e_"><text:span text:style-name="T21">[23]</text:span></text:span>Va, console-toi, Javotte :</text:p>
      <text:p text:style-name="P6">Mon mari veut ton bonheur.</text:p>
      <text:p text:style-name="_3c_stage_3e_">(Madame Fumeron s’assied à côté de son mari.)</text:p>
      <text:p text:style-name="_3c_stage_3e_">(<text:span text:style-name="T22">À</text:span> Javotte.)</text:p>
      <text:p text:style-name="_3c_l_3e_">Allons, ma petite ; pour t’égayer, chante-nous quelque chose.</text:p>
      <text:p text:style-name="_3c_speaker_3e_"><text:span text:style-name="T5">Javotte</text:span>,</text:p>
      <text:p text:style-name="_3c_stage_3e_">chante.</text:p>
      <text:p text:style-name="_3c_label_3e_">Air : Poulida Pa<text:span text:style-name="T22">st</text:span>ourella.</text:p>
      <text:p text:style-name="P6">Poulida Pastourella !</text:p>
      <text:p text:style-name="P6">Perletta mas amours !</text:p>
      <text:p text:style-name="P6"><text:soft-page-break/>Perché <text:span text:style-name="T22">s</text:span>ias-vous tant bella,</text:p>
      <text:p text:style-name="P6">Et yeou tant amouroux ?</text:p>
      <text:p text:style-name="P6">Poulida, etc.</text:p>
      <text:h text:style-name="Heading_20_2" text:outline-level="2">Scène IX<text:line-break/><text:span text:style-name="T23">Les susdits ; Guilmino, accourant</text:span></text:h>
      <text:p text:style-name="_3c_speaker_3e_">Fumeron</text:p>
      <text:p text:style-name="Standard"><text:span text:style-name="T6">Qu’est-ce </text:span>qu’il y a, Guilmino ? Vous ê<text:span text:style-name="T23">tes</text:span> bien échauffé !</text:p>
      <text:p text:style-name="_3c_speaker_3e_">G<text:span text:style-name="T6">uilmino</text:span></text:p>
      <text:p text:style-name="_3c_label_3e_">Air : De la petite Poste.</text:p>
      <text:p text:style-name="P7">Ah ! Monseigneur ! ah ! Monseigneur !</text:p>
      <text:p text:style-name="P7">Tout est chez vous dans la rumeur ;</text:p>
      <text:p text:style-name="P7"><text:span text:style-name="_3c_pb_3e_"><text:span text:style-name="T21">[24]</text:span></text:span>Tous les travaux sont arrêtés,</text:p>
      <text:p text:style-name="P7">Les Forgerons sont enchantés ;</text:p>
      <text:p text:style-name="P7">Un chansonnier, qui vient d’entrer, </text:p>
      <text:p text:style-name="P7">Comme des fous les fait danser.</text:p>
      <text:p text:style-name="P7"/>
      <text:p text:style-name="Standard">Sa vielle est comme une magie. Le Sorcier chan<text:span text:style-name="T23">t</text:span>e, et le gros Dogue reste la gueule béante ; tous les Forgerons font chorus, votre vieux Portier bat la mesure, et les femmes de Madame dansent la Fricassée.</text:p>
      <text:p text:style-name="_3c_stage_3e_">(On entend du bruit.)</text:p>
      <text:p text:style-name="_3c_speaker_3e_">Madame Fumeron</text:p>
      <text:p text:style-name="Standard">Ah ! mon ami, ils viennent par ici.</text:p>
      <text:p text:style-name="P20">Fumeron</text:p>
      <text:p text:style-name="Standard">Ne craignez rien, ma femme. Guilmino, emmenez Javot<text:span text:style-name="T23">t</text:span>e, et veillez sur elle.</text:p>
      <text:p text:style-name="_3c_l_3e_"/>
      <text:h text:style-name="Heading_20_2" text:outline-level="2">Scène X<text:line-break/>R<text:span text:style-name="T24">oger</text:span> entre avec les Forgerons ; le<text:span text:style-name="T23">s</text:span> <text:span text:style-name="T23">p</text:span>récédens ; troupe de Forgerons.</text:h>
      <text:p text:style-name="_3c_speaker_3e_">Chœur</text:p>
      <text:p text:style-name="_3c_stage_3e_">que l’on entend des coulisses.</text:p>
      <text:p text:style-name="_3c_label_3e_">Air : De la Fricassée.</text:p>
      <text:p text:style-name="P7"><text:span text:style-name="_3c_pb_3e_"><text:span text:style-name="T21">[25]</text:span></text:span>C’<text:span text:style-name="T23">est</text:span> le m<text:span text:style-name="T23">e</text:span>illeur des maris</text:p>
      <text:p text:style-name="_3c_l_3e_">Qui vient pour demander sa femme ;</text:p>
      <text:p text:style-name="_3c_l_3e_">C’est le meilleur des maris,</text:p>
      <text:p text:style-name="_3c_l_3e_">Qui soit de la Chine à Paris.</text:p>
      <text:p text:style-name="P7"/>
      <text:p text:style-name="_3c_speaker_3e_"><text:span text:style-name="T6">Fumeron</text:span>,</text:p>
      <text:p text:style-name="_3c_stage_3e_">se levant, dit à Roger</text:p>
      <text:p text:style-name="Standard">Insolent ! viens-<text:span text:style-name="T23">t</text:span>u braver ma colere ?</text:p>
      <text:p text:style-name="_3c_label_3e_">Air : Jean de la Riole.</text:p>
      <text:p text:style-name="_3c_l_3e_">Jean de la Riole, mon ami,</text:p>
      <text:p text:style-name="P8">Est -ce que tu ris, est-ce que tu te moques ? </text:p>
      <text:p text:style-name="P8">Jean de la Riole, mon ami,</text:p>
      <text:p text:style-name="_3c_l_3e_"><text:soft-page-break/>Que viens-tu chercher par ici ?</text:p>
      <text:p text:style-name="_3c_speaker_3e_">R<text:span text:style-name="T7">oger</text:span>,</text:p>
      <text:p text:style-name="_3c_stage_3e_">trou<text:span text:style-name="T26">b</text:span>lé.</text:p>
      <text:p text:style-name="Standard">Monseigneur !…</text:p>
      <text:p text:style-name="_3c_speaker_3e_">Fumeron</text:p>
      <text:p text:style-name="Standard">Eh ! bien, après ?…</text:p>
      <text:p text:style-name="_3c_speaker_3e_">Roger</text:p>
      <text:p text:style-name="P29"><text:span text:style-name="_3c_pb_3e_"><text:span text:style-name="T21">[26]</text:span></text:span>Monseigneur !… Et vous, ma bonne Dame !…</text:p>
      <text:p text:style-name="P21">Madame Fumeron</text:p>
      <text:p text:style-name="Standard">Que demandez-vous ? Parlez.</text:p>
      <text:p text:style-name="_3c_speaker_3e_">Roger</text:p>
      <text:p text:style-name="Standard">Je ne saurois…</text:p>
      <text:p text:style-name="P20">Fumeron</text:p>
      <text:p text:style-name="Standard">Dis donc, qui es-tu ?</text:p>
      <text:p text:style-name="P21">C<text:span text:style-name="T7">hœur </text:span>des Forgerons</text:p>
      <text:p text:style-name="_3c_label_3e_">Air : De la fricassée.</text:p>
      <text:p text:style-name="_3c_l_3e_">C’est le meilleur des maris,</text:p>
      <text:p text:style-name="_3c_l_3e_">Qui vient vous demander sa femme ;</text:p>
      <text:p text:style-name="_3c_l_3e_">C’est le meilleur des maris,</text:p>
      <text:p text:style-name="_3c_l_3e_">Qui soit de la Chine à Paris.</text:p>
      <text:p text:style-name="P20">Fumeron,</text:p>
      <text:p text:style-name="_3c_stage_3e_">à Roger.</text:p>
      <text:p text:style-name="P8">Mais, dis-moi donc quelque mot.</text:p>
      <text:p text:style-name="P21">Madame Fumeron</text:p>
      <text:p text:style-name="P8">Tu restes-là comme un sot.</text:p>
      <text:p text:style-name="_3c_speaker_3e_">Premier Forgeron</text:p>
      <text:p text:style-name="_3c_l_3e_">Mais, parle leur donc ? nigaud.</text:p>
      <text:p text:style-name="_3c_speaker_3e_">Roger</text:p>
      <text:p text:style-name="_3c_l_3e_">Je me sens saisir l’âme,</text:p>
      <text:p text:style-name="_3c_l_3e_">Et je ne peux dire un mot.</text:p>
      <text:p text:style-name="P21">C<text:span text:style-name="T7">hœur </text:span>des Forgerons</text:p>
      <text:p text:style-name="P8"><text:span text:style-name="_3c_pb_3e_"><text:span text:style-name="T21">[27]</text:span></text:span>C’<text:span text:style-name="T26">est</text:span> le meilleur des maris,</text:p>
      <text:p text:style-name="_3c_l_3e_">Qui vient pour demander sa femme ;</text:p>
      <text:p text:style-name="_3c_l_3e_">C’e<text:span text:style-name="T26">st</text:span> le meilleur des maris,</text:p>
      <text:p text:style-name="_3c_l_3e_">Qui soit de la Chine à Paris.</text:p>
      <text:p text:style-name="P20">R<text:span text:style-name="T15">oger</text:span>,</text:p>
      <text:p text:style-name="_3c_stage_3e_">à Fumeron</text:p>
      <text:p text:style-name="Standard">Monseigneur, je vous avouerai bonnement que je venois pour chercher ma Javotte ; mais je ne comptois pas avoir affaire à vous : c’est pourquoi votre présence m’embarrasse.</text:p>
      <text:p text:style-name="P20"><text:soft-page-break/>Fumeron</text:p>
      <text:p text:style-name="Standard">Tu ne comptois pas avoir affaire à moi ! Mais, nigaud, si tu veux ravoir ta femme, il faut bien que nous ayons affaire ensemble, et que ce soi<text:span text:style-name="T26">t</text:span> moi qui te la rende.</text:p>
      <text:p text:style-name="_3c_speaker_3e_">Roger</text:p>
      <text:p text:style-name="Standard">Vous avez raison. Monseigneur. Mais, o<text:span text:style-name="T26">n</text:span> ne peut pas penser à tout.</text:p>
      <text:p text:style-name="_3c_speaker_3e_">Fumeron</text:p>
      <text:p text:style-name="Standard">Mauvaise excuse ! Dis plutôt que tu voulois éviter une situation qui t’a paru difficile. Mais, va, je suis bon diable, je ne la ferai pas durer long-tems, et je n’ai paru que pour la forme… <text:span text:style-name="T26">À</text:span> présent, amuse-nous ; et si tu sais encore quelques chansons, voyons ; regagne ta Javotte</text:p>
      <text:p text:style-name="_3c_speaker_3e_">R<text:span text:style-name="T7">oger</text:span>,</text:p>
      <text:p text:style-name="_3c_stage_3e_">avec emphase.</text:p>
      <text:p text:style-name="_3c_label_3e_">A<text:span text:style-name="T6">ir</text:span> : De Rameau. Fatal amour !</text:p>
      <text:p text:style-name="_3c_l_3e_">Charmant amour, puissant vainqueur !</text:p>
      <text:p text:style-name="_3c_l_3e_">Fais-moi rendre l’objet dont dépend mon bonheur !</text:p>
      <text:p text:style-name="_3c_stage_3e_">(Fumeron bâille, ainsi que sa femme et les Forgerons.)</text:p>
      <text:p text:style-name="_3c_speaker_3e_">S<text:span text:style-name="T7">econd Forgeron</text:span>,</text:p>
      <text:p text:style-name="_3c_stage_3e_">l’interrompant.</text:p>
      <text:p text:style-name="Standard">Tais-toi donc, tu vas l’impatienter. Change de ton.</text:p>
      <text:p text:style-name="_3c_speaker_3e_">Roger</text:p>
      <text:p text:style-name="Standard">Bon, bon. Laisse-moi faire.</text:p>
      <text:p text:style-name="_3c_label_3e_">Air : D<text:span text:style-name="T26">u</text:span> haut en bas.</text:p>
      <text:p text:style-name="_3c_l_3e_">Rendez-la moi,</text:p>
      <text:p text:style-name="_3c_l_3e_">Cette Javotte que tant j’aime ;</text:p>
      <text:p text:style-name="_3c_l_3e_">Rendez-la moi,</text:p>
      <text:p text:style-name="_3c_l_3e_">C’est l’unique objet de ma foi.</text:p>
      <text:p text:style-name="_3c_l_3e_">Ah ! par votre bonté suprême,</text:p>
      <text:p text:style-name="_3c_l_3e_">Pour prix de ma tendresse extrême ;</text:p>
      <text:p text:style-name="_3c_l_3e_">Rendez-la moi.</text:p>
      <text:p text:style-name="_3c_label_3e_">Air : Margoton, mon coeur.</text:p>
      <text:p text:style-name="P8">Ah ! ma belle Dame, Ah ! mon bon Seigneur,</text:p>
      <text:p text:style-name="P8"><text:span text:style-name="T26">É</text:span>coutez-un air flatteur,</text:p>
      <text:p text:style-name="P8">Pour vous, pour vous, pour vous remettre ;</text:p>
      <text:p text:style-name="P8"><text:span text:style-name="T26">É</text:span>coutez un air flatteur,</text:p>
      <text:p text:style-name="_3c_l_3e_">Pour vous remettre en belle humeur.</text:p>
      <text:p text:style-name="P29"><text:span text:style-name="_3c_pb_3e_"><text:span text:style-name="T21">[29]</text:span></text:span>Quand Orphée descendit aux Enfers pour demander sa femme à Pl<text:span text:style-name="T26">ut</text:span>on ; voici ce que le Monarque Ténébreux lui dit, en la lui rendant.</text:p>
      <text:p text:style-name="_3c_label_3e_">Air : des Femmes Vengées. Tous les pas d’un discret Amant.</text:p>
      <text:p text:style-name="P8">Je crains peu que cette faveur</text:p>
      <text:p text:style-name="P8">Puisse tirer à conséquence ;</text:p>
      <text:p text:style-name="_3c_l_3e_">Tous les maris ont ta douleur,</text:p>
      <text:p text:style-name="_3c_l_3e_">Mais aucun n’a ton imprudence.</text:p>
      <text:p text:style-name="_3c_l_3e_">Si, pour imiter ton dessein,</text:p>
      <text:p text:style-name="P8">Quelqu’autre étoit assez peu sage</text:p>
      <text:p text:style-name="P8">Crois qu’il se perdroit en chemin,</text:p>
      <text:p text:style-name="_3c_l_3e_">Sans achever le voyage.</text:p>
      <text:p text:style-name="P21">Madame Fumeron,</text:p>
      <text:p text:style-name="_3c_stage_3e_"><text:soft-page-break/>à son mari.</text:p>
      <text:p text:style-name="Standard">Eh bien ! mon ami.</text:p>
      <text:p text:style-name="_3c_label_3e_">Air : Vraiment ma commere, voire.</text:p>
      <text:p text:style-name="_3c_l_3e_">Vous <text:span text:style-name="T26">s</text:span>entez-vous réjoui ?</text:p>
      <text:p text:style-name="_3c_speaker_3e_">Fumeron</text:p>
      <text:p text:style-name="_3c_l_3e_">Vraiment, ma commere, oui.</text:p>
      <text:p text:style-name="_3c_speaker_3e_">Premier Forgeron</text:p>
      <text:p text:style-name="_3c_l_3e_">S’il le dit, il le faut croire.</text:p>
      <text:p text:style-name="_3c_speaker_3e_">C<text:span text:style-name="T7">hœur des forgerons</text:span></text:p>
      <text:p text:style-name="P8">Vraiment, mon compere, voire,</text:p>
      <text:p text:style-name="P8">Vraiment, mon compere,</text:p>
      <text:p text:style-name="_3c_l_3e_">Oui.</text:p>
      <text:p text:style-name="P21">Madame Fumeron</text:p>
      <text:p text:style-name="Standard"><text:span text:style-name="_3c_pb_3e_"><text:span text:style-name="T21">[30]</text:span></text:span>Comme je n’ai pas de modèle à copier, je ne <text:span text:style-name="T26">s</text:span>ais pas ce que je dois dire ; mais je sais fort bien ce que j’en pense.</text:p>
      <text:p text:style-name="_3c_label_3e_">Air : La Beauté et la Curiosité.</text:p>
      <text:p text:style-name="_3c_l_3e_">D’une sincere ardeur chérir en une Belle</text:p>
      <text:p text:style-name="_3c_l_3e_">Sa beauté ;</text:p>
      <text:p text:style-name="_3c_l_3e_">En voyant ses appas, lui demeurer fidèle,</text:p>
      <text:p text:style-name="_3c_l_3e_">La rareté !</text:p>
      <text:p text:style-name="_3c_l_3e_">Mais sitôt qu’on <text:span text:style-name="T26">l</text:span>a perd, recourir après elle,</text:p>
      <text:p text:style-name="_3c_l_3e_">La curiosité !</text:p>
      <text:p text:style-name="P21">Fumeron</text:p>
      <text:p text:style-name="Standard">Mon garçon, je t’accorde ta priere ; je te rend<text:span text:style-name="T26">s</text:span> ta femme ; emmene-la : mais j’y mets une condition. Si tu jettes un seul regard sur sa personne, tu la perdras aussi-tôt pour jamais.</text:p>
      <text:p text:style-name="_3c_speaker_3e_">Roger</text:p>
      <text:p text:style-name="Standard">Ô Ciel ! quelle condition barbare ! Autant vaut-il ne me la pas rendre.</text:p>
      <text:p text:style-name="P21">Fumeron</text:p>
      <text:p text:style-name="Standard">Je conviens qu’elle est ridicule ; mais je ne fais rien de mon chef, et j’ai la fable pour guide ; ainsi obéis, et ne réplique pas. Venez, ma chere femme, et renvoyons-lui sa Javotte…</text:p>
      <text:p text:style-name="_3c_label_3e_">Du<text:span text:style-name="T26">o</text:span>.</text:p>
      <text:p text:style-name="P21">Fumeron,</text:p>
      <text:p text:style-name="_3c_stage_3e_">en s’en allant.</text:p>
      <text:p text:style-name="_3c_label_3e_">Air de la Fête du Château. Une terre, avec moi, etc.</text:p>
      <text:p text:style-name="P9"><text:span text:style-name="_3c_pb_3e_"><text:span text:style-name="T21">[31]</text:span></text:span>Contraignez les desirs de vos cœurs amoureux ;</text:p>
      <text:p text:style-name="P8">Dans le silence,</text:p>
      <text:p text:style-name="_3c_l_3e_">Sortez de ces lieux.</text:p>
      <text:p text:style-name="P21">Madame Fumeron</text:p>
      <text:p text:style-name="_3c_l_3e_">Ne porte point sur elle un regard curieux,</text:p>
      <text:p text:style-name="P8">Une imprudence</text:p>
      <text:p text:style-name="P8">Vous perdroit tous deux.</text:p>
      <text:p text:style-name="_3c_speaker_3e_">Fumeron</text:p>
      <text:p text:style-name="_3c_l_3e_"><text:soft-page-break/>Je veux être obéi, redoute ma vengeance ;</text:p>
      <text:p text:style-name="_3c_l_3e_">Si tu la regardois,</text:p>
      <text:p text:style-name="_3c_l_3e_">Tu la reperdrois pour jamais.</text:p>
      <text:p text:style-name="_3c_stage_3e_">(Reprise en Duo.)</text:p>
      <text:p text:style-name="_3c_l_3e_">Contraignez, etc.</text:p>
      <text:p text:style-name="P21">C<text:span text:style-name="T7">hœur des forgerons</text:span></text:p>
      <text:p text:style-name="_3c_l_3e_">Emmène ta Belle ;</text:p>
      <text:p text:style-name="_3c_l_3e_">Décampe avec elle :</text:p>
      <text:p text:style-name="_3c_l_3e_">Car Fumeron</text:p>
      <text:p text:style-name="_3c_l_3e_">N’entendroit pas raison.</text:p>
      <text:p text:style-name="_3c_l_3e_">Oui, crains sa vengeance ;</text:p>
      <text:p text:style-name="_3c_l_3e_">La moindre imprudence</text:p>
      <text:p text:style-name="_3c_l_3e_"><text:span text:style-name="T26">À</text:span> ton amour</text:p>
      <text:p text:style-name="_3c_l_3e_">Jouerait un mauvais tour.</text:p>
      <text:p text:style-name="_3c_stage_3e_">(Ils sortent tous sur la premiere reprise de l’air de Chasse de la Garde.)</text:p>
      <text:h text:style-name="Heading_20_2" text:outline-level="2">Scène XI</text:h>
      <text:p text:style-name="_3c_speaker_3e_">R<text:span text:style-name="T7">oger</text:span>,</text:p>
      <text:p text:style-name="_3c_stage_3e_">seul.</text:p>
      <text:p text:style-name="Standard"><text:span text:style-name="_3c_pb_3e_"><text:span text:style-name="T21">[32]</text:span></text:span>J’<text:span text:style-name="T8">en</text:span> connois qui, dans la position où je me trouve, s’amuseroient à admirer ce jardin, et qui diroient…</text:p>
      <text:p text:style-name="_3c_label_3e_">Air : Quand vous entendrez, et<text:span text:style-name="T27">c</text:span>.</text:p>
      <text:p text:style-name="_3c_l_3e_">Petits oiseaux, aimables zéphirs ;</text:p>
      <text:p text:style-name="_3c_l_3e_">Et vous, ruisseaux, dont le doux murmure, etc.</text:p>
      <text:p text:style-name="_3c_l_3e_"/>
      <text:p text:style-name="Standard">Pour moi, je sens que je ne dois songer qu’à ma femme, et j’oublie tout pour elle… Elle va m’être rendue !…</text:p>
      <text:p text:style-name="_3c_label_3e_">Air : Toujours, il efl toujours le même, etc.</text:p>
      <text:p text:style-name="_3c_l_3e_">Toujours, toujours, c’est toujours quelque chose ;</text:p>
      <text:p text:style-name="_3c_l_3e_"><text:span text:style-name="T27">À</text:span> quel danger,</text:p>
      <text:p text:style-name="_3c_l_3e_">L’Amour va m’exposer !</text:p>
      <text:p text:style-name="_3c_l_3e_">Quoi ! de l’envisager,</text:p>
      <text:p text:style-name="_3c_l_3e_">Pour moi c’est lettre close !</text:p>
      <text:p text:style-name="_3c_l_3e_">Mais sans la regarder,</text:p>
      <text:p text:style-name="_3c_l_3e_">Je pourrai la toucher :</text:p>
      <text:p text:style-name="_3c_l_3e_">Toujours, toujours, c’est toujours quelque chose.</text:p>
      <text:p text:style-name="_3c_l_3e_"/>
      <text:h text:style-name="Heading_20_2" text:outline-level="2">Scène XII<text:line-break/><text:span text:style-name="T27">Roger, Guilmino, ramenant Javotte, qui est voilée d’un mouchoir</text:span></text:h>
      <text:p text:style-name="P22">G<text:span text:style-name="T16">uilmino</text:span>,</text:p>
      <text:p text:style-name="_3c_stage_3e_">à Roger</text:p>
      <text:p text:style-name="_3c_label_3e_">Air : Allons, gai, réjouissez-vous, etc.</text:p>
      <text:p text:style-name="P9"><text:span text:style-name="_3c_pb_3e_"><text:span text:style-name="T21">[33]</text:span></text:span>R<text:span text:style-name="T8">eçoi</text:span>s de moi ta tourterelle,</text:p>
      <text:p text:style-name="P9">Tendre tourtereau ;</text:p>
      <text:p text:style-name="P9">Et jusqu’au tombeau,</text:p>
      <text:p text:style-name="_3c_l_3e_">Des bons Maris sois le modèle.</text:p>
      <text:p text:style-name="_3c_l_3e_">Allons, gai, sans plus de façons.</text:p>
      <text:p text:style-name="_3c_l_3e_"><text:soft-page-break/>D’ici pars avec elle :</text:p>
      <text:p text:style-name="_3c_l_3e_">Allons, gai, sans plus de façons,</text:p>
      <text:p text:style-name="_3c_l_3e_">Tournez les talons.</text:p>
      <text:p text:style-name="_3c_stage_3e_">(I<text:span text:style-name="T27">l</text:span> la dévoile et la lui remet entre les mains.)</text:p>
      <text:p text:style-name="_3c_stage_3e_">(Guilmino sort.)</text:p>
      <text:h text:style-name="Heading_20_2" text:outline-level="2">Scène XIII<text:line-break/><text:span text:style-name="T27">Roger, Javotte</text:span></text:h>
      <text:p text:style-name="_3c_label_3e_">Air du Peintre amoureux, etc. Me promenant près du logis, etc.</text:p>
      <text:p text:style-name="_3c_speaker_3e_">Javotte</text:p>
      <text:p text:style-name="P9"><text:span text:style-name="_3c_pb_3e_"><text:span text:style-name="T21">[34]</text:span></text:span><text:span text:style-name="T27">Ah</text:span> ! te voilà, mon cher mari !</text:p>
      <text:p text:style-name="_3c_speaker_3e_">Roger</text:p>
      <text:p text:style-name="_3c_l_3e_">Oui, tu me vois. Je suis ici.</text:p>
      <text:p text:style-name="_3c_speaker_3e_">Javotte</text:p>
      <text:p text:style-name="_3c_l_3e_">Mon cher ami !</text:p>
      <text:p text:style-name="_3c_speaker_3e_">R<text:span text:style-name="T8">oger</text:span>,</text:p>
      <text:p text:style-name="_3c_stage_3e_">à part.</text:p>
      <text:p text:style-name="_3c_l_3e_">Je suis saisi, etc.</text:p>
      <text:p text:style-name="_3c_ab.ornament_3e_"/>
      <text:p text:style-name="P22">R<text:span text:style-name="T8">oger</text:span>,</text:p>
      <text:p text:style-name="P25">à part.</text:p>
      <text:p text:style-name="_3c_l_3e_">Ah ! quel martyre !</text:p>
      <text:p text:style-name="_3c_l_3e_">Que lui dire ?</text:p>
      <text:p text:style-name="_3c_stage_3e_">(Haut)</text:p>
      <text:p text:style-name="P9">Viens, n’arrête pas.</text:p>
      <text:p text:style-name="_3c_speaker_3e_">Javotte,</text:p>
      <text:p text:style-name="_3c_stage_3e_">à part.</text:p>
      <text:p text:style-name="P9">Eh, mais ! d’où vient qu’il soupire ?</text:p>
      <text:p text:style-name="_3c_speaker_3e_">Roger</text:p>
      <text:p text:style-name="_3c_l_3e_">Avance donc ; suis mes pas.</text:p>
      <text:p text:style-name="_3c_speaker_3e_">Javotte</text:p>
      <text:p text:style-name="_3c_l_3e_">Roger ! pourquoi te taire ?</text:p>
      <text:p text:style-name="_3c_l_3e_">Quel est ce mystère ?</text:p>
      <text:p text:style-name="P9"><text:span text:style-name="_3c_pb_3e_"><text:span text:style-name="T21">[35]</text:span></text:span>(<text:span text:style-name="T27">À</text:span> part)</text:p>
      <text:p text:style-name="P9">Ah ! je crois, ma foi,</text:p>
      <text:p text:style-name="P9">Qu’il se rit de moi.</text:p>
      <text:p text:style-name="_3c_stage_3e_">(<text:span text:style-name="T27">À</text:span> Roger)</text:p>
      <text:p text:style-name="P9">Retourne-toi,</text:p>
      <text:p text:style-name="P9">Regarde-moi.</text:p>
      <text:p text:style-name="_3c_speaker_3e_">Roger</text:p>
      <text:p text:style-name="_3c_l_3e_">Sans différer, sortons d’ici.</text:p>
      <text:p text:style-name="_3c_speaker_3e_"><text:soft-page-break/>Javotte</text:p>
      <text:p text:style-name="_3c_stage_3e_">(<text:span text:style-name="T27">À</text:span> la Reprise.)</text:p>
      <text:p text:style-name="_3c_l_3e_">Mon cher ami !</text:p>
      <text:p text:style-name="_3c_speaker_3e_">Roger</text:p>
      <text:p text:style-name="_3c_l_3e_">Je suis saisi, etc.</text:p>
      <text:p text:style-name="_3c_ab.ornament_3e_"/>
      <text:p text:style-name="_3c_speaker_3e_"><text:span text:style-name="T8">Roger</text:span>,</text:p>
      <text:p text:style-name="_3c_stage_3e_">s’éloignant d’elle.</text:p>
      <text:p text:style-name="_3c_l_3e_">Ah ! morbleu ! la terrible chose qu’une dé<text:span text:style-name="T27">f</text:span>ense !</text:p>
      <text:p text:style-name="_3c_label_3e_">Duo</text:p>
      <text:p text:style-name="P13">Air : Robin turelure.</text:p>
      <text:p text:style-name="P22">Javotte</text:p>
      <text:p text:style-name="P9">Mais, viens donc, mon cher Roger !</text:p>
      <text:p text:style-name="P22">R<text:span text:style-name="T8">oger</text:span>,</text:p>
      <text:p text:style-name="P25">à part.</text:p>
      <text:p text:style-name="_3c_l_3e_">J’ai bien peur de l’aventure.</text:p>
      <text:p text:style-name="P22">Javotte</text:p>
      <text:p text:style-name="_3c_l_3e_">Mon ami, viens m’embrasser !</text:p>
      <text:p text:style-name="P22">Roger</text:p>
      <text:p text:style-name="_3c_l_3e_">Tur<text:span text:style-name="T27">e</text:span>lure.</text:p>
      <text:p text:style-name="P9"><text:span text:style-name="_3c_pb_3e_"><text:span text:style-name="T21">[36]</text:span></text:span>Cache-moi bien ta figure.</text:p>
      <text:p text:style-name="P22">Javotte</text:p>
      <text:p text:style-name="_3c_l_3e_">Ah ! quel affront ! quelle injure !</text:p>
      <text:p text:style-name="_3c_ab.ornament_3e_"/>
      <text:p text:style-name="_3c_speaker_3e_">Javotte</text:p>
      <text:p text:style-name="_3c_label_3e_">Air : Sur un Sopha 3 etc.</text:p>
      <text:p text:style-name="P9">Quelle douleur !</text:p>
      <text:p text:style-name="P9">Cette froideur</text:p>
      <text:p text:style-name="P9">Me fend le cœur.</text:p>
      <text:p text:style-name="_3c_l_3e_">Ingrat, j’aime mieux</text:p>
      <text:p text:style-name="_3c_l_3e_">Que tu me laisse en ces lieux.</text:p>
      <text:p text:style-name="_3c_speaker_3e_">Roger</text:p>
      <text:p text:style-name="_3c_l_3e_">Dieux !</text:p>
      <text:p text:style-name="_3c_ab.ornament_3e_"/>
      <text:p text:style-name="_3c_label_3e_">D<text:span text:style-name="T12">uo</text:span>.</text:p>
      <text:p text:style-name="_3c_speaker_3e_">Roger</text:p>
      <text:p text:style-name="_3c_label_3e_">Air : Toto, carabo.</text:p>
      <text:p text:style-name="P9">Au nom de ma tendresse,</text:p>
      <text:p text:style-name="P9"><text:span text:style-name="T27">É</text:span>loignons-nous d’ici,</text:p>
      <text:p text:style-name="P9">Carabi.</text:p>
      <text:p text:style-name="_3c_speaker_3e_"><text:soft-page-break/>Javotte</text:p>
      <text:p text:style-name="P9">Prends pitié de ma foiblesse,</text:p>
      <text:p text:style-name="P9">Dissipe mon souci,</text:p>
      <text:p text:style-name="P9">Carabi</text:p>
      <text:p text:style-name="P10">Toto, carabo, marchand caraban,</text:p>
      <text:p text:style-name="P10">Roger, mon pauvre ami,</text:p>
      <text:p text:style-name="_3c_l_3e_">Me laîras-tu, me laîras-tu, me laîras-tu mourir ?</text:p>
      <text:p text:style-name="_3c_ab.ornament_3e_"/>
      <text:p text:style-name="_3c_speaker_3e_">Javotte</text:p>
      <text:p text:style-name="P10"><text:span text:style-name="_3c_pb_3e_"><text:span text:style-name="T21">[37]</text:span></text:span>Prends pitié de ma foiblesse ;</text:p>
      <text:p text:style-name="_3c_l_3e_">Tourne les yeux ici,</text:p>
      <text:p text:style-name="_3c_l_3e_">Carabi.</text:p>
      <text:p text:style-name="_3c_speaker_3e_">Roger</text:p>
      <text:p text:style-name="_3c_l_3e_">Ah ! ma chere maitresse</text:p>
      <text:p text:style-name="_3c_l_3e_">D’honneur je ne le puis ;</text:p>
      <text:p text:style-name="_3c_l_3e_">Carabi,</text:p>
      <text:p text:style-name="P10">Toto, carabo, marchand caraban,</text:p>
      <text:p text:style-name="P10">Roger, ton bon ami,</text:p>
      <text:p text:style-name="_3c_l_3e_">Te laîroit-il, te laîroit-il, te laîroit-il m<text:span text:style-name="T28">o</text:span>urir ?</text:p>
      <text:p text:style-name="_3c_ab.ornament_3e_"/>
      <text:p text:style-name="_3c_speaker_3e_">Roger</text:p>
      <text:p text:style-name="_3c_l_3e_">Ah ! ma chere maitresse,</text:p>
      <text:p text:style-name="P10">D’honneur je ne le puis,</text:p>
      <text:p text:style-name="P10">Carabi.</text:p>
      <text:p text:style-name="_3c_speaker_3e_">Javotte</text:p>
      <text:p text:style-name="P10">C’est une mal-adresse</text:p>
      <text:p text:style-name="P10">De t’excuser ainsi,</text:p>
      <text:p text:style-name="P10">Carabi,</text:p>
      <text:p text:style-name="P10">Toto, carabo,</text:p>
      <text:p text:style-name="P10">Marchand caraban,</text:p>
      <text:p text:style-name="P10">Roger, mon cher ami.</text:p>
      <text:p text:style-name="_3c_l_3e_">Me laîras-tu, me <text:span text:style-name="T28">l</text:span>aîras-tu, me laîras-tu mourir ?</text:p>
      <text:p text:style-name="_3c_ab.ornament_3e_"/>
      <text:p text:style-name="_3c_speaker_3e_">Javotte</text:p>
      <text:p text:style-name="P10">C’est une mal-adresse</text:p>
      <text:p text:style-name="P10">De t’exc<text:span text:style-name="T28">u</text:span>ser ainsi,</text:p>
      <text:p text:style-name="P10">Carabi.</text:p>
      <text:p text:style-name="_3c_speaker_3e_">Roger</text:p>
      <text:p text:style-name="P10"><text:span text:style-name="_3c_pb_3e_"><text:span text:style-name="T21">[38]</text:span></text:span>C’est pour suivre la Pièce</text:p>
      <text:p text:style-name="P10">Où <text:span text:style-name="T28">l’</text:span>on a pris ceci,</text:p>
      <text:p text:style-name="P10">Carabi.</text:p>
      <text:p text:style-name="P10">Toto, carabo,</text:p>
      <text:p text:style-name="P10">Marchand caraban,</text:p>
      <text:p text:style-name="P10">Roger, ton bon ami,</text:p>
      <text:p text:style-name="_3c_speaker_3e_"><text:soft-page-break/>D<text:span text:style-name="T29">uo</text:span></text:p>
      <text:p text:style-name="_3c_l_3e_">Te laîroit-il mourir ?</text:p>
      <text:p text:style-name="_3c_l_3e_">Me laîroit-il mourir ?</text:p>
      <text:p text:style-name="P22">Javotte</text:p>
      <text:p text:style-name="Standard">Tu ne veux donc pas m’en dire davantage ?</text:p>
      <text:p text:style-name="_3c_speaker_3e_">Roger</text:p>
      <text:p text:style-name="Standard">Écoute, Javotte : il est bien vrai que je pourrois te tranquilliser d’un seul mot ; mais je ne le veux pas. C’est à toi à te dire : oui-dà ! il faut qu’il y ait un secret là-dessous, que Roger est forcé de me cacher, et à te payer de raison.</text:p>
      <text:p text:style-name="_3c_speaker_3e_">Javotte</text:p>
      <text:p text:style-name="Standard">Me payer de raison ! Belle proposition à faire à une femme !</text:p>
      <text:p text:style-name="_3c_speaker_3e_">Roger</text:p>
      <text:p text:style-name="Standard">Je n’en ai pourtant pas de meilleure.</text:p>
      <text:p text:style-name="P22">Javotte</text:p>
      <text:p text:style-name="Standard">Est-ce là ton dernier mot ?</text:p>
      <text:p text:style-name="_3c_speaker_3e_">Roger</text:p>
      <text:p text:style-name="Standard">Oui.</text:p>
      <text:p text:style-name="P22">Javotte,</text:p>
      <text:p text:style-name="_3c_stage_3e_">à part.</text:p>
      <text:p text:style-name="P30"><text:span text:style-name="_3c_pb_3e_"><text:span text:style-name="T21">[39]</text:span></text:span>Puisque rien ne peut le toucher, faisons <text:span text:style-name="T29">s</text:span>emblant de nous évanouir petit-à-petit…</text:p>
      <text:p text:style-name="_3c_stage_3e_">(Haut.) </text:p>
      <text:p text:style-name="P30">Roger… je me trouve mal.</text:p>
      <text:p text:style-name="_3c_speaker_3e_">Roger</text:p>
      <text:p text:style-name="_3c_label_3e_">Air : <text:span text:style-name="T29">À</text:span> la façon de Barbari.</text:p>
      <text:p text:style-name="_3c_l_3e_">Quoi ! tu veux donc mourir aussi</text:p>
      <text:p text:style-name="_3c_l_3e_">Biribi,</text:p>
      <text:p text:style-name="_3c_l_3e_"><text:span text:style-name="T29">À</text:span> la façon de Barbari, mon ami ?</text:p>
      <text:p text:style-name="P22">Javotte</text:p>
      <text:p text:style-name="Standard">Oui. C’en est fait… Adieu, Roge<text:span text:style-name="T29">r.</text:span></text:p>
      <text:p text:style-name="P11">(Elle tombe sur le ga<text:span text:style-name="T29">z</text:span>on)</text:p>
      <text:p text:style-name="_3c_label_3e_">D<text:span text:style-name="T29">uo</text:span>.</text:p>
      <text:p text:style-name="_3c_label_3e_">A<text:span text:style-name="T29">ir</text:span> : Vous, Amans que j’intéresse.</text:p>
      <text:p text:style-name="_3c_speaker_3e_">Roger</text:p>
      <text:p text:style-name="P11">Non, tu n’es pas assez <text:span text:style-name="T29">s</text:span>otte ;</text:p>
      <text:p text:style-name="P11">Non, non, ma chere Javotte,</text:p>
      <text:p text:style-name="P11">Non, tu n’es pas assez sotte,</text:p>
      <text:p text:style-name="P11">Pour mourir pour tout de bon !</text:p>
      <text:p text:style-name="_3c_speaker_3e_">Javotte</text:p>
      <text:p text:style-name="P11">Crois que ta chere Javotte</text:p>
      <text:p text:style-name="P11">Va mourir pour tout de bon.</text:p>
      <text:p text:style-name="_3c_speaker_3e_"><text:soft-page-break/><text:span text:style-name="T9">Roger</text:span>,</text:p>
      <text:p text:style-name="_3c_stage_3e_"><text:span text:style-name="T29">à</text:span> part.</text:p>
      <text:p text:style-name="_3c_l_3e_">Fumeron ! ordre funeste !</text:p>
      <text:p text:style-name="_3c_speaker_3e_">Javotte</text:p>
      <text:p text:style-name="P11">Va, cruel ! je te déteste.</text:p>
      <text:p text:style-name="_3c_speaker_3e_">Roger</text:p>
      <text:p text:style-name="P11"><text:span text:style-name="_3c_pb_3e_"><text:span text:style-name="T21">[40]</text:span></text:span>C’est pour jouer de ton reste,</text:p>
      <text:p text:style-name="P11">Et pour me faire la loi.</text:p>
      <text:p text:style-name="_3c_speaker_3e_">Javotte</text:p>
      <text:p text:style-name="_3c_l_3e_">Moi !</text:p>
      <text:p text:style-name="_3c_speaker_3e_">Roger</text:p>
      <text:p text:style-name="_3c_l_3e_">Toi.</text:p>
      <text:p text:style-name="_3c_stage_3e_">Ensemble :</text:p>
      <text:p text:style-name="_3c_speaker_3e_">Roger</text:p>
      <text:p text:style-name="P11">Non, tu n’es pas assez sotte ;</text:p>
      <text:p text:style-name="P11">Non, non, ma chere Javotte,</text:p>
      <text:p text:style-name="P11">Non, tu n’es pas allez <text:span text:style-name="T29">s</text:span>or<text:span text:style-name="T29">t</text:span>e</text:p>
      <text:p text:style-name="P11">Pour mourir pour tout de bon.</text:p>
      <text:p text:style-name="_3c_speaker_3e_">Javotte</text:p>
      <text:p text:style-name="P11">Crois que ta chere Javotte</text:p>
      <text:p text:style-name="P11"><text:span text:style-name="T29">V</text:span>a mourir pour tout de bon.</text:p>
      <text:p text:style-name="_3c_stage_3e_">(<text:span text:style-name="T29">À</text:span> <text:span text:style-name="T29">l</text:span>a fin de l’air, Javotte laisse tomber sa tête sur le ga<text:span text:style-name="T29">z</text:span>on, et ne parle plus. Roger, après un instant de silence se retourne et parle.)</text:p>
      <text:p text:style-name="_3c_speaker_3e_">Roger</text:p>
      <text:p text:style-name="P30">Mais cependant, si c’étoit vrai !… Qu’est-ce que je risque de la regarder ? Suis-je un basilic ? Mes yeux ne la tueront pas.</text:p>
      <text:p text:style-name="_3c_stage_3e_">(Il s’approche d’elle.)</text:p>
      <text:p text:style-name="P30">Ma chere Javotte ! ouvre les yeux, vois-moi.</text:p>
      <text:p text:style-name="_3c_label_3e_">Air : Eh ! <text:span text:style-name="T29">r</text:span>ie<text:span text:style-name="T29">z,</text:span> rie<text:span text:style-name="T29">z</text:span> donc, etc.</text:p>
      <text:p text:style-name="_3c_l_3e_">Et reviens, reviens donc,</text:p>
      <text:p text:style-name="_3c_l_3e_">C’est Roger qui t’appelle,</text:p>
      <text:p text:style-name="_3c_l_3e_">Et reviens, reviens donc,</text:p>
      <text:p text:style-name="_3c_l_3e_">Ma gentille Tonton.</text:p>
      <text:p text:style-name="Standard">Ell<text:span text:style-name="T29">e</text:span> ne dit mot ! ô Ciel ! Ce maudit Forgeron l’a ensorcelée. Elle est morte !</text:p>
      <text:p text:style-name="_3c_label_3e_">A<text:span text:style-name="T29">ir</text:span> du Devin du Village.</text:p>
      <text:p text:style-name="_3c_l_3e_">J’ai perdu tout mon bonheur,</text:p>
      <text:p text:style-name="_3c_stage_3e_">(En s’écriant.)</text:p>
      <text:p text:style-name="_3c_l_3e_">J’ai perdu ma Javotte !</text:p>
      <text:p text:style-name="Standard">Allons, il faut se tuer, pour sor<text:span text:style-name="T29">t</text:span>ir d’embarras.</text:p>
      <text:p text:style-name="_3c_stage_3e_">(Il <text:span text:style-name="T29">s</text:span>ort un couteau de sa poche)</text:p>
      <text:h text:style-name="Heading_20_2" text:outline-level="2"><text:soft-page-break/>Scène XIV<text:line-break/><text:span text:style-name="T29">Javotte, Roger, Céladon</text:span></text:h>
      <text:p text:style-name="_3c_speaker_3e_">C<text:span text:style-name="T29">éladon,</text:span></text:p>
      <text:p text:style-name="_3c_stage_3e_">lui touchant le bras.</text:p>
      <text:p text:style-name="Standard"><text:span text:style-name="_3c_pb_3e_"><text:span text:style-name="T4">[4</text:span></text:span><text:span text:style-name="_3c_pb_3e_"><text:span text:style-name="T9">2</text:span></text:span><text:span text:style-name="_3c_pb_3e_"><text:span text:style-name="T4">]</text:span></text:span><text:span text:style-name="T9">J’arrive </text:span>à point nommé pour t’épargner les frais d’un second désespoir ; car ce seroit toujours la même chose.</text:p>
      <text:p text:style-name="_3c_speaker_3e_">Roger</text:p>
      <text:p text:style-name="Standard">Non, parbleu ! Cette fois-ci j’y allois bon jeu, bon argent.</text:p>
      <text:p text:style-name="_3c_speaker_3e_">Céladon</text:p>
      <text:p text:style-name="Standard">Pourquoi donc cette folie ?</text:p>
      <text:p text:style-name="_3c_speaker_3e_">Roger</text:p>
      <text:p text:style-name="Standard">Pour varier la scène. Ma femme est morte, que voulez-vous que je fasse ici tout seul ?</text:p>
      <text:p text:style-name="_3c_speaker_3e_"><text:span text:style-name="T9">Javotte</text:span>,</text:p>
      <text:p text:style-name="_3c_stage_3e_">riant.</text:p>
      <text:p text:style-name="Standard">Ah ! <text:span text:style-name="T29">l</text:span>e nigaud, qui donnoit là-dedans !</text:p>
      <text:p text:style-name="_3c_speaker_3e_">Roger</text:p>
      <text:p text:style-name="Standard">Comment tu n’es pas morte ?</text:p>
      <text:p text:style-name="_3c_speaker_3e_">Javotte</text:p>
      <text:p text:style-name="Standard">Eh ! non vraiment, c’est un semblant.</text:p>
      <text:p text:style-name="_3c_speaker_3e_">Roger</text:p>
      <text:p text:style-name="Standard"><text:span text:style-name="_3c_pb_3e_"><text:span text:style-name="T21">[43]</text:span></text:span>Ma foi, je croyois que c’étoit une vapeur lyrique, qui t’avoit suf<text:span text:style-name="T29">f</text:span>oquée.</text:p>
      <text:p text:style-name="_3c_speaker_3e_">Céladon</text:p>
      <text:p text:style-name="Standard">Et moi, je vous apportais un dénouement.</text:p>
      <text:p text:style-name="P23">Javotte</text:p>
      <text:p text:style-name="Standard">Donnez toujours : cela n’est pas de refus.</text:p>
      <text:p text:style-name="_3c_speaker_3e_">Céladon</text:p>
      <text:p text:style-name="Standard">Oh ! non ; puisque vous n’êtes pas morte, il ne sçauroit vous servir.</text:p>
      <text:p text:style-name="_3c_speaker_3e_">Roger</text:p>
      <text:p text:style-name="Standard">Pourquoi donc cela ?</text:p>
      <text:p text:style-name="_3c_speaker_3e_">Céladon</text:p>
      <text:p text:style-name="Standard">Parce que c’est un dénouement à la moderne. Je ne venois ici que pour faire valoir la vertu de mes secrets ; j’avois même rassemblé tous vos camarades pour les rendre témoins de la cure merveilleuse que j’allois opérer : mais, puisque vous vivez, je n’ai plus que faire ici.</text:p>
      <text:p text:style-name="_3c_speaker_3e_">Roger</text:p>
      <text:p text:style-name="Standard">Comment diable ! il faut donc absolument mourir pour vous rendre nécessaire ?</text:p>
      <text:h text:style-name="Heading_20_2" text:outline-level="2"><text:soft-page-break/>Scène IV<text:line-break/>Les précédens ; Guilmino, accourant</text:h>
      <text:p text:style-name="_3c_speaker_3e_">Guilmino</text:p>
      <text:p text:style-name="Standard"><text:span text:style-name="_3c_pb_3e_"><text:span text:style-name="T21">[44]</text:span></text:span>Au contraire, vivez, mes amis ; Monsieur Fumeron n’avoi<text:span text:style-name="T29">t </text:span>envie que de se divertir en faisant une petite épreuve. Il vouloit voir si un mari aimeroit assez sa femme pour entreprendre ce que Roger a fait pour Javotte ; il est content de vous, et vous récompensera l’un et l’autre.</text:p>
      <text:h text:style-name="Heading_20_2" text:outline-level="2">Scène XVI <text:span text:style-name="T25">et dernière<text:line-break/>Les précédens ; les Marmottes, et Vielleurs, camarades de Roger, arrivent</text:span></text:h>
      <text:p text:style-name="_3c_speaker_3e_">Les Vielleurs</text:p>
      <text:p text:style-name="Standard"><text:span text:style-name="_3c_pb_3e_"><text:span text:style-name="T21">[45]</text:span></text:span>A<text:span text:style-name="T29">h</text:span> ! mon cher Roger !</text:p>
      <text:p text:style-name="_3c_speaker_3e_">L<text:span text:style-name="T9">es Marmottes</text:span></text:p>
      <text:p text:style-name="Standard">Ah ! ma chere Javotte !</text:p>
      <text:p text:style-name="_3c_speaker_3e_">Céladon</text:p>
      <text:p text:style-name="Standard">Allons, mes amis, divertissez-vous.</text:p>
      <text:p text:style-name="P14"><text:span text:style-name="T29">Chœur</text:span><text:span text:style-name="T9"> </text:span>de l’Amoureux de Quinze ans.</text:p>
      <text:p text:style-name="_3c_speaker_3e_">Céladon</text:p>
      <text:p text:style-name="_3c_l_3e_">Mes enfans,</text:p>
      <text:p text:style-name="_3c_l_3e_">Dans les plaisirs, employons ces momens.</text:p>
      <text:p text:style-name="_3c_speaker_3e_">Chœur</text:p>
      <text:p text:style-name="_3c_l_3e_">Mes enfans,</text:p>
      <text:p text:style-name="_3c_l_3e_">Célebrons ces heureux Amans.</text:p>
      <text:p text:style-name="P23"><text:span text:style-name="T17">Roger</text:span>,</text:p>
      <text:p text:style-name="_3c_stage_3e_">à Javotte</text:p>
      <text:p text:style-name="_3c_l_3e_">Roger revoit tes appas !</text:p>
      <text:p text:style-name="P23">J<text:span text:style-name="T29">avotte</text:span>,</text:p>
      <text:p text:style-name="_3c_stage_3e_"><text:span text:style-name="T29">à</text:span> Roger</text:p>
      <text:p text:style-name="_3c_l_3e_">Oui, Javotte est dans tes bras.</text:p>
      <text:p text:style-name="_3c_speaker_3e_">Céladon</text:p>
      <text:p text:style-name="P11"><text:span text:style-name="_3c_pb_3e_"><text:span text:style-name="T21">[46]</text:span></text:span>Amis, plus de soucis ;</text:p>
      <text:p text:style-name="P11">Bannissons d’ici</text:p>
      <text:p text:style-name="_3c_l_3e_">L’ennui.</text:p>
      <text:p text:style-name="_3c_l_3e_">Oui, oui ;</text:p>
      <text:p text:style-name="_3c_l_3e_">Mes enfans,</text:p>
      <text:p text:style-name="_3c_l_3e_">Dans les plaisirs, employez, etc.</text:p>
      <text:p text:style-name="_3c_label_3e_">Air du Vaudeville de Sara,</text:p>
      <text:p text:style-name="_3c_speaker_3e_"><text:span text:style-name="T9">Roger</text:span>,</text:p>
      <text:p text:style-name="_3c_stage_3e_">au Public.</text:p>
      <text:p text:style-name="P11">Sans cesse étudier vos goûts,</text:p>
      <text:p text:style-name="P11"><text:soft-page-break/>Nous conformer à tous,</text:p>
      <text:p text:style-name="P11">Ne penser qu’à vous.</text:p>
      <text:p text:style-name="_3c_speaker_3e_">J<text:span text:style-name="T9">avotte</text:span>,</text:p>
      <text:p text:style-name="_3c_stage_3e_">au Public ;</text:p>
      <text:p text:style-name="P11">Souvent vous voir amuser parmi nous,</text:p>
      <text:p text:style-name="P11">Rien n’est plus doux !</text:p>
      <text:p text:style-name="_3c_l_3e_">De nos soins, c’est le salaire.</text:p>
      <text:p text:style-name="_3c_speaker_3e_">Roger</text:p>
      <text:p text:style-name="P11">Pouvoir remplir tous vos loisirs,</text:p>
      <text:p text:style-name="P11">Messieurs, c’est notre unique affaire.</text:p>
      <text:p text:style-name="_3c_speaker_3e_">Ensemble</text:p>
      <text:p text:style-name="P11">Vous charmer et vous plaire</text:p>
      <text:p text:style-name="P11">C’est le but de nos desirs.</text:p>
      <text:p text:style-name="_3c_label_3e_">Reprise du Chœur de <text:span text:style-name="T29">l’</text:span>Amoureux de Quinze ans.</text:p>
      <text:p text:style-name="_3c_speaker_3e_">Céladon</text:p>
      <text:p text:style-name="_3c_l_3e_">Qu’il est doux</text:p>
      <text:p text:style-name="_3c_l_3e_">De réussir à contenter vos goûts !</text:p>
      <text:p text:style-name="_3c_speaker_3e_">C<text:span text:style-name="T29">hœur</text:span></text:p>
      <text:p text:style-name="P11"><text:span text:style-name="_3c_pb_3e_"><text:span text:style-name="T21">[47]</text:span></text:span>Qu’il est doux</text:p>
      <text:p text:style-name="_3c_l_3e_">De vous voir amu<text:span text:style-name="T29">s</text:span>er chez nous I</text:p>
      <text:p text:style-name="_3c_speaker_3e_">Roger</text:p>
      <text:p text:style-name="_3c_l_3e_">Ailleurs, on voit de grands traits.</text:p>
      <text:p text:style-name="_3c_speaker_3e_">Javotte</text:p>
      <text:p text:style-name="_3c_l_3e_">Ici de simples portraits</text:p>
      <text:p text:style-name="P23">Chœur</text:p>
      <text:p text:style-name="_3c_l_3e_">Heureux,</text:p>
      <text:p text:style-name="_3c_l_3e_">Si, par nos jeux,</text:p>
      <text:p text:style-name="_3c_l_3e_">Nous chassons d’ici</text:p>
      <text:p text:style-name="_3c_l_3e_">L’ennui ;</text:p>
      <text:p text:style-name="_3c_l_3e_">Oui, oui, oui.</text:p>
      <text:p text:style-name="_3c_l_3e_"/>
      <text:p text:style-name="_3c_l_3e_">Qu’il est doux</text:p>
      <text:p text:style-name="_3c_l_3e_">De réussir à contenter vos goûts !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_3c_l_3e_" style:display-name="&lt;l&gt;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_3c_stage_3e_" style:display-name="&lt;stage&gt;" style:family="paragraph" style:parent-style-name="_3c_l_3e_">
      <style:paragraph-properties fo:text-align="center" style:justify-single-word="false">
        <style:tab-stops/>
      </style:paragraph-properties>
      <style:text-properties fo:font-style="italic"/>
    </style:style>
    <style:style style:name="_3c_speaker_3e_" style:display-name="&lt;speaker&gt;" style:family="paragraph" style:parent-style-name="_3c_stage_3e_">
      <style:paragraph-properties fo:margin-left="0cm" fo:margin-right="0cm" fo:margin-top="0.499cm" fo:margin-bottom="0cm" loext:contextual-spacing="false" fo:text-indent="0cm" style:auto-text-indent="false"/>
      <style:text-properties fo:font-variant="small-caps" fo:font-style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 style:next-style-name="Standard">
      <style:paragraph-properties fo:text-align="end" style:justify-single-word="false"/>
      <style:text-properties fo:font-style="italic"/>
    </style:style>
    <style:style style:name="_3c_castItem_3e_" style:display-name="&lt;castItem&gt;" style:family="paragraph" style:parent-style-name="Text_20_body">
      <style:paragraph-properties fo:text-align="end" style:justify-single-word="false"/>
      <style:text-properties fo:font-variant="small-cap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_3c_ab.ornament_3e_" style:display-name="&lt;ab.ornament&gt;" style:family="paragraph" style:parent-style-name="_3c_l_3e_">
      <style:paragraph-properties fo:margin-left="5.001cm" fo:margin-right="5.001cm" fo:text-indent="0cm" style:auto-text-indent="false" fo:padding="0.049cm" fo:border-left="none" fo:border-right="none" fo:border-top="none" fo:border-bottom="0.06pt solid 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0000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10-08T09:56:13.73</meta:creation-date>
    <dc:date>2020-06-25T18:01:32.969703683</dc:date>
    <meta:editing-duration>PT7H10M55S</meta:editing-duration>
    <meta:editing-cycles>28</meta:editing-cycles>
    <meta:generator>LibreOffice/6.3.5.2$Linux_X86_64 LibreOffice_project/30$Build-2</meta:generator>
    <meta:document-statistic meta:table-count="0" meta:image-count="0" meta:object-count="0" meta:page-count="24" meta:paragraph-count="894" meta:word-count="4964" meta:character-count="26878" meta:non-whitespace-character-count="22804"/>
  </office:meta>
</office:document-meta>
</file>